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Text_20_body">
      <style:text-properties fo:background-color="transparent"/>
    </style:style>
    <style:style style:name="P5" style:family="paragraph" style:parent-style-name="Heading_20_3">
      <style:text-properties officeooo:paragraph-rsid="0025dcc7"/>
    </style:style>
    <style:style style:name="P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5dcc7"/>
    </style:style>
    <style:style style:name="P7" style:family="paragraph" style:parent-style-name="Text_20_body">
      <style:text-properties officeooo:paragraph-rsid="0025dcc7"/>
    </style:style>
    <style:style style:name="P8" style:family="paragraph" style:parent-style-name="Heading_20_3">
      <style:text-properties officeooo:paragraph-rsid="0026cc70"/>
    </style:style>
    <style:style style:name="P9"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6cc70"/>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Preformatted_20_Text">
      <style:paragraph-properties fo:margin-left="0in" fo:margin-right="0in" fo:text-indent="0in" style:auto-text-indent="false" style:writing-mode="lr-tb"/>
      <style:text-properties officeooo:paragraph-rsid="002559a7"/>
    </style:style>
    <style:style style:name="P15" style:family="paragraph" style:parent-style-name="Text_20_body">
      <style:text-properties officeooo:paragraph-rsid="002559a7"/>
    </style:style>
    <style:style style:name="P16" style:family="paragraph" style:parent-style-name="Text_20_body">
      <style:text-properties officeooo:rsid="00202c1e"/>
    </style:style>
    <style:style style:name="P17" style:family="paragraph" style:parent-style-name="Text_20_body">
      <style:text-properties officeooo:rsid="00202c1e" officeooo:paragraph-rsid="00202c1e"/>
    </style:style>
    <style:style style:name="P18" style:family="paragraph" style:parent-style-name="Text_20_body">
      <style:text-properties fo:background-color="#eeeeee"/>
    </style:style>
    <style:style style:name="P19" style:family="paragraph" style:parent-style-name="Text_20_body">
      <style:text-properties fo:font-weight="normal" fo:background-color="#eeeeee" style:font-weight-asian="normal" style:font-weight-complex="normal"/>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84in" style:type="right" style:leader-style="dotted" style:leader-text="."/>
        </style:tab-stops>
      </style:paragraph-properties>
    </style:style>
    <style:style style:name="P22" style:family="paragraph" style:parent-style-name="Heading_20_2">
      <style:text-properties fo:background-color="transparent"/>
    </style:style>
    <style:style style:name="P23" style:family="paragraph" style:parent-style-name="Text_20_body">
      <style:text-properties fo:background-color="#eeeee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T1" style:family="text">
      <style:text-properties fo:font-style="normal" style:text-underline-style="none" style:font-style-asian="normal" style:font-style-complex="normal"/>
    </style:style>
    <style:style style:name="T2" style:family="text">
      <style:text-properties officeooo:rsid="0021be7b"/>
    </style:style>
    <style:style style:name="T3" style:family="text">
      <style:text-properties fo:background-color="#eeeeee" loext:char-shading-value="0"/>
    </style:style>
    <style:style style:name="T4" style:family="text">
      <style:text-properties officeooo:rsid="002d619e" fo:background-color="#eeeeee" loext:char-shading-value="0"/>
    </style:style>
    <style:style style:name="T5" style:family="text">
      <style:text-properties officeooo:rsid="0025dcc7"/>
    </style:style>
    <style:style style:name="T6" style:family="text">
      <style:text-properties officeooo:rsid="0026cc70"/>
    </style:style>
    <style:style style:name="T7" style:family="text">
      <style:text-properties fo:background-color="transparent" loext:char-shading-value="0"/>
    </style:style>
    <style:style style:name="T8" style:family="text">
      <style:text-properties officeooo:rsid="0026cc70" fo:background-color="transparent" loext:char-shading-value="0"/>
    </style:style>
    <style:style style:name="T9" style:family="text">
      <style:text-properties officeooo:rsid="0027da05" fo:background-color="transparent" loext:char-shading-value="0"/>
    </style:style>
    <style:style style:name="T10" style:family="text">
      <style:text-properties officeooo:rsid="002b0596" fo:background-color="transparent" loext:char-shading-value="0"/>
    </style:style>
    <style:style style:name="T11" style:family="text">
      <style:text-properties officeooo:rsid="002a8a85"/>
    </style:style>
    <style:style style:name="T12" style:family="text">
      <style:text-properties officeooo:rsid="002b0596"/>
    </style:style>
    <style:style style:name="T13" style:family="text">
      <style:text-properties officeooo:rsid="002d619e"/>
    </style:style>
    <style:style style:name="T14" style:family="text">
      <style:text-properties officeooo:rsid="002ea964"/>
    </style:style>
    <style:style style:name="T15" style:family="text">
      <style:text-properties officeooo:rsid="0030ae1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0"><text:a xlink:type="simple" xlink:href="#__RefHeading___Toc65_2670804901" text:style-name="Index_20_Link" text:visited-style-name="Index_20_Link">Introduction - 01<text:tab/>2</text:a></text:p>
          <text:p text:style-name="P20"><text:a xlink:type="simple" xlink:href="#__RefHeading___Toc67_2670804901" text:style-name="Index_20_Link" text:visited-style-name="Index_20_Link">Arborescence et système de fichiers – 02<text:tab/>3</text:a></text:p>
          <text:p text:style-name="P21"><text:a xlink:type="simple" xlink:href="#__RefHeading___Toc69_2670804901" text:style-name="Index_20_Link" text:visited-style-name="Index_20_Link">Chemins absolus et chemins relatifs<text:tab/>4</text:a></text:p>
          <text:p text:style-name="P21"><text:a xlink:type="simple" xlink:href="#__RefHeading___Toc71_2670804901" text:style-name="Index_20_Link" text:visited-style-name="Index_20_Link">Dossier personnel et raccourcis de navigation<text:tab/>5</text:a></text:p>
          <text:p text:style-name="P21"><text:a xlink:type="simple" xlink:href="#__RefHeading___Toc73_2670804901" text:style-name="Index_20_Link" text:visited-style-name="Index_20_Link">Métadonnées et consultation des fichiers<text:tab/>5</text:a></text:p>
          <text:p text:style-name="P21"><text:a xlink:type="simple" xlink:href="#__RefHeading___Toc75_2670804901" text:style-name="Index_20_Link" text:visited-style-name="Index_20_Link">Liens symboliques<text:tab/>5</text:a></text:p>
          <text:p text:style-name="P21"><text:a xlink:type="simple" xlink:href="#__RefHeading___Toc77_2670804901" text:style-name="Index_20_Link" text:visited-style-name="Index_20_Link">Modification et manipulation de fichiers<text:tab/>6</text:a></text:p>
          <text:p text:style-name="P21"><text:a xlink:type="simple" xlink:href="#__RefHeading___Toc79_2670804901" text:style-name="Index_20_Link" text:visited-style-name="Index_20_Link">Recherche avancée de fichiers<text:tab/>6</text:a></text:p>
          <text:p text:style-name="P21"><text:a xlink:type="simple" xlink:href="#__RefHeading___Toc81_2670804901" text:style-name="Index_20_Link" text:visited-style-name="Index_20_Link">Partitions et montage<text:tab/>6</text:a></text:p>
          <text:p text:style-name="P21"><text:a xlink:type="simple" xlink:href="#__RefHeading___Toc83_2670804901" text:style-name="Index_20_Link" text:visited-style-name="Index_20_Link">Gestion des partitions<text:tab/>7</text:a></text:p>
          <text:p text:style-name="P20"><text:a xlink:type="simple" xlink:href="#__RefHeading___Toc85_2670804901" text:style-name="Index_20_Link" text:visited-style-name="Index_20_Link">Les commandes Linux – 03<text:tab/>7</text:a></text:p>
          <text:p text:style-name="P21"><text:a xlink:type="simple" xlink:href="#__RefHeading___Toc87_2670804901" text:style-name="Index_20_Link" text:visited-style-name="Index_20_Link">La variable PATH<text:tab/>7</text:a></text:p>
          <text:p text:style-name="P21"><text:a xlink:type="simple" xlink:href="#__RefHeading___Toc89_2670804901" text:style-name="Index_20_Link" text:visited-style-name="Index_20_Link">Les arguments (ou paramètres)<text:tab/>8</text:a></text:p>
          <text:p text:style-name="P21"><text:a xlink:type="simple" xlink:href="#__RefHeading___Toc91_2670804901" text:style-name="Index_20_Link" text:visited-style-name="Index_20_Link">Les options<text:tab/>8</text:a></text:p>
          <text:p text:style-name="P21"><text:a xlink:type="simple" xlink:href="#__RefHeading___Toc93_2670804901" text:style-name="Index_20_Link" text:visited-style-name="Index_20_Link">Les globs (jokers)<text:tab/>8</text:a></text:p>
          <text:p text:style-name="P21"><text:a xlink:type="simple" xlink:href="#__RefHeading___Toc95_2670804901" text:style-name="Index_20_Link" text:visited-style-name="Index_20_Link">Traitement des globs par le shell<text:tab/>9</text:a></text:p>
          <text:p text:style-name="P21"><text:a xlink:type="simple" xlink:href="#__RefHeading___Toc97_2670804901" text:style-name="Index_20_Link" text:visited-style-name="Index_20_Link">Commandes Linux courantes<text:tab/>9</text:a></text:p>
          <text:p text:style-name="P20"><text:a xlink:type="simple" xlink:href="#__RefHeading___Toc99_2670804901" text:style-name="Index_20_Link" text:visited-style-name="Index_20_Link">Utilisateurs et droits sous Linux – 04<text:tab/>10</text:a></text:p>
          <text:p text:style-name="P21"><text:a xlink:type="simple" xlink:href="#__RefHeading___Toc101_2670804901" text:style-name="Index_20_Link" text:visited-style-name="Index_20_Link">La notion d’utilisateur<text:tab/>10</text:a></text:p>
          <text:p text:style-name="P21"><text:a xlink:type="simple" xlink:href="#__RefHeading___Toc103_2670804901" text:style-name="Index_20_Link" text:visited-style-name="Index_20_Link">Sécurité des mots de passe<text:tab/>11</text:a></text:p>
          <text:p text:style-name="P21"><text:a xlink:type="simple" xlink:href="#__RefHeading___Toc105_2670804901" text:style-name="Index_20_Link" text:visited-style-name="Index_20_Link">Propriétaire d’un fichier<text:tab/>11</text:a></text:p>
          <text:p text:style-name="P21"><text:a xlink:type="simple" xlink:href="#__RefHeading___Toc107_2670804901" text:style-name="Index_20_Link" text:visited-style-name="Index_20_Link">Les permissions sur les fichiers<text:tab/>11</text:a></text:p>
          <text:p text:style-name="P21"><text:a xlink:type="simple" xlink:href="#__RefHeading___Toc109_2670804901" text:style-name="Index_20_Link" text:visited-style-name="Index_20_Link">Les groupes<text:tab/>12</text:a></text:p>
          <text:p text:style-name="P21"><text:a xlink:type="simple" xlink:href="#__RefHeading___Toc111_2670804901" text:style-name="Index_20_Link" text:visited-style-name="Index_20_Link">Droits sur les répertoires<text:tab/>12</text:a></text:p>
          <text:p text:style-name="P21"><text:a xlink:type="simple" xlink:href="#__RefHeading___Toc113_2670804901" text:style-name="Index_20_Link" text:visited-style-name="Index_20_Link">Le super utilisateur (root)<text:tab/>12</text:a></text:p>
          <text:p text:style-name="P21"><text:a xlink:type="simple" xlink:href="#__RefHeading___Toc115_2670804901" text:style-name="Index_20_Link" text:visited-style-name="Index_20_Link">Exemple d’utilisation de sudo et su<text:tab/>13</text:a></text:p>
          <text:p text:style-name="P20"><text:a xlink:type="simple" xlink:href="#__RefHeading___Toc117_2670804901" text:style-name="Index_20_Link" text:visited-style-name="Index_20_Link">Redirections et tuyaux sous Linux – 04<text:tab/>13</text:a></text:p>
          <text:p text:style-name="P21"><text:a xlink:type="simple" xlink:href="#__RefHeading___Toc119_2670804901" text:style-name="Index_20_Link" text:visited-style-name="Index_20_Link">Entrée et sorties standards<text:tab/>13</text:a></text:p>
          <text:p text:style-name="P20"><text:a xlink:type="simple" xlink:href="#__RefHeading___Toc121_2670804901" text:style-name="Index_20_Link" text:visited-style-name="Index_20_Link">Principe de la redirection<text:tab/>14</text:a></text:p>
          <text:p text:style-name="P21"><text:a xlink:type="simple" xlink:href="#__RefHeading___Toc123_2670804901" text:style-name="Index_20_Link" text:visited-style-name="Index_20_Link">Redirection des erreurs<text:tab/>14</text:a></text:p>
          <text:p text:style-name="P21"><text:a xlink:type="simple" xlink:href="#__RefHeading___Toc125_2670804901" text:style-name="Index_20_Link" text:visited-style-name="Index_20_Link">Fichier ou entrée standard<text:tab/>14</text:a></text:p>
          <text:p text:style-name="P21"><text:a xlink:type="simple" xlink:href="#__RefHeading___Toc127_2670804901" text:style-name="Index_20_Link" text:visited-style-name="Index_20_Link">Exemples de redirections<text:tab/>15</text:a></text:p>
          <text:p text:style-name="P21"><text:a xlink:type="simple" xlink:href="#__RefHeading___Toc129_2670804901" text:style-name="Index_20_Link" text:visited-style-name="Index_20_Link">Les tuyaux (pipes)<text:tab/>15</text:a></text:p>
          <text:p text:style-name="P21"><text:a xlink:type="simple" xlink:href="#__RefHeading___Toc131_2670804901" text:style-name="Index_20_Link" text:visited-style-name="Index_20_Link">Enchaînement de commandes et filtres<text:tab/>15</text:a></text:p>
          <text:p text:style-name="P21"><text:a xlink:type="simple" xlink:href="#__RefHeading___Toc133_2670804901" text:style-name="Index_20_Link" text:visited-style-name="Index_20_Link">Exemples complets avec tuyaux<text:tab/>15</text:a></text:p>
          <text:p text:style-name="P20"><text:a xlink:type="simple" xlink:href="#__RefHeading___Toc135_2670804901" text:style-name="Index_20_Link" text:visited-style-name="Index_20_Link">Le noyau d’un système d’exploitation – 05<text:tab/>16</text:a></text:p>
          <text:p text:style-name="P21"><text:a xlink:type="simple" xlink:href="#__RefHeading___Toc137_2670804901" text:style-name="Index_20_Link" text:visited-style-name="Index_20_Link">Le noyau comme machine étendue<text:tab/>16</text:a></text:p>
          <text:p text:style-name="P21"><text:a xlink:type="simple" xlink:href="#__RefHeading___Toc139_2670804901" text:style-name="Index_20_Link" text:visited-style-name="Index_20_Link">Appels système et interruptions<text:tab/>16</text:a></text:p>
          <text:p text:style-name="P21"><text:a xlink:type="simple" xlink:href="#__RefHeading___Toc141_2670804901" text:style-name="Index_20_Link" text:visited-style-name="Index_20_Link">Les appels système<text:tab/>17</text:a></text:p>
          <text:p text:style-name="P21"><text:a xlink:type="simple" xlink:href="#__RefHeading___Toc143_2670804901" text:style-name="Index_20_Link" text:visited-style-name="Index_20_Link">Le noyau comme gestionnaire de ressources -<text:tab/>17</text:a></text:p>
          <text:p text:style-name="P21"><text:a xlink:type="simple" xlink:href="#__RefHeading___Toc145_2670804901" text:style-name="Index_20_Link" text:visited-style-name="Index_20_Link">Le démarrage du système<text:tab/>17</text:a></text:p>
          <text:p text:style-name="P21"><text:a xlink:type="simple" xlink:href="#__RefHeading___Toc147_2670804901" text:style-name="Index_20_Link" text:visited-style-name="Index_20_Link">Explorer le noyau et le système<text:tab/>18</text:a></text:p>
          <text:p text:style-name="P21"><text:a xlink:type="simple" xlink:href="#__RefHeading___Toc149_2670804901" text:style-name="Index_20_Link" text:visited-style-name="Index_20_Link">Les rings et les privilèges<text:tab/>18</text:a></text:p>
          <text:p text:style-name="P21"><text:a xlink:type="simple" xlink:href="#__RefHeading___Toc151_2670804901" text:style-name="Index_20_Link" text:visited-style-name="Index_20_Link">Les démons<text:tab/>18</text:a></text:p>
          <text:p text:style-name="P21"><text:a xlink:type="simple" xlink:href="#__RefHeading___Toc153_2670804901" text:style-name="Index_20_Link" text:visited-style-name="Index_20_Link">Récapitulatif<text:tab/>18</text:a></text:p>
          <text:p text:style-name="P20"><text:a xlink:type="simple" xlink:href="#__RefHeading___Toc155_2670804901" text:style-name="Index_20_Link" text:visited-style-name="Index_20_Link">Technologies de stockage : HDD et SSD – 07<text:tab/>19</text:a></text:p>
          <text:p text:style-name="P21"><text:a xlink:type="simple" xlink:href="#__RefHeading___Toc157_2670804901" text:style-name="Index_20_Link" text:visited-style-name="Index_20_Link">Organisation physique d’un disque dur<text:tab/>19</text:a></text:p>
          <text:p text:style-name="P21"><text:a xlink:type="simple" xlink:href="#__RefHeading___Toc159_2670804901" text:style-name="Index_20_Link" text:visited-style-name="Index_20_Link">Abstraction du stockage : le LBA<text:tab/>19</text:a></text:p>
          <text:p text:style-name="P21"><text:a xlink:type="simple" xlink:href="#__RefHeading___Toc161_2670804901" text:style-name="Index_20_Link" text:visited-style-name="Index_20_Link"><text:soft-page-break/>Le rôle du système de fichiers<text:tab/>19</text:a></text:p>
          <text:p text:style-name="P21"><text:a xlink:type="simple" xlink:href="#__RefHeading___Toc163_2670804901" text:style-name="Index_20_Link" text:visited-style-name="Index_20_Link">Allocation contiguë<text:tab/>19</text:a></text:p>
          <text:p text:style-name="P21"><text:a xlink:type="simple" xlink:href="#__RefHeading___Toc165_2670804901" text:style-name="Index_20_Link" text:visited-style-name="Index_20_Link">Allocation par blocs<text:tab/>20</text:a></text:p>
          <text:p text:style-name="P21"><text:a xlink:type="simple" xlink:href="#__RefHeading___Toc167_2670804901" text:style-name="Index_20_Link" text:visited-style-name="Index_20_Link">Choix de la taille des blocs<text:tab/>20</text:a></text:p>
          <text:p text:style-name="P21"><text:a xlink:type="simple" xlink:href="#__RefHeading___Toc169_2670804901" text:style-name="Index_20_Link" text:visited-style-name="Index_20_Link">Formatage et répertoires<text:tab/>20</text:a></text:p>
          <text:p text:style-name="P21"><text:a xlink:type="simple" xlink:href="#__RefHeading___Toc171_2670804901" text:style-name="Index_20_Link" text:visited-style-name="Index_20_Link">Localisation des fichiers : FAT et inodes<text:tab/>20</text:a></text:p>
          <text:p text:style-name="P21"><text:a xlink:type="simple" xlink:href="#__RefHeading___Toc173_2670804901" text:style-name="Index_20_Link" text:visited-style-name="Index_20_Link">Gestion de l’espace libre<text:tab/>21</text:a></text:p>
          <text:p text:style-name="P21"><text:a xlink:type="simple" xlink:href="#__RefHeading___Toc175_2670804901" text:style-name="Index_20_Link" text:visited-style-name="Index_20_Link">Fragmentation<text:tab/>21</text:a></text:p>
          <text:p text:style-name="P21"><text:a xlink:type="simple" xlink:href="#__RefHeading___Toc177_2670804901" text:style-name="Index_20_Link" text:visited-style-name="Index_20_Link">Arborescence unique sous Unix<text:tab/>21</text:a></text:p>
          <text:p text:style-name="P20"><text:a xlink:type="simple" xlink:href="#__RefHeading___Toc179_2670804901" text:style-name="Index_20_Link" text:visited-style-name="Index_20_Link">Les processus sous Linux – 08<text:tab/>21</text:a></text:p>
          <text:p text:style-name="P21"><text:a xlink:type="simple" xlink:href="#__RefHeading___Toc181_2670804901" text:style-name="Index_20_Link" text:visited-style-name="Index_20_Link">Identifiant de processus (PID)<text:tab/>21</text:a></text:p>
          <text:p text:style-name="P21"><text:a xlink:type="simple" xlink:href="#__RefHeading___Toc183_2670804901" text:style-name="Index_20_Link" text:visited-style-name="Index_20_Link">Relation parent–enfant entre processus<text:tab/>22</text:a></text:p>
          <text:p text:style-name="P21"><text:a xlink:type="simple" xlink:href="#__RefHeading___Toc185_2670804901" text:style-name="Index_20_Link" text:visited-style-name="Index_20_Link">Le premier processus : init / systemd<text:tab/>22</text:a></text:p>
          <text:p text:style-name="P21"><text:a xlink:type="simple" xlink:href="#__RefHeading___Toc187_2670804901" text:style-name="Index_20_Link" text:visited-style-name="Index_20_Link">Hiérarchie des processus<text:tab/>22</text:a></text:p>
          <text:p text:style-name="P21"><text:a xlink:type="simple" xlink:href="#__RefHeading___Toc189_2670804901" text:style-name="Index_20_Link" text:visited-style-name="Index_20_Link">Influence du type de terminal<text:tab/>23</text:a></text:p>
          <text:p text:style-name="P20"><text:a xlink:type="simple" xlink:href="#__RefHeading___Toc191_2670804901" text:style-name="Index_20_Link" text:visited-style-name="Index_20_Link">L’ordonnanceur du système d’exploitation – 09<text:tab/>23</text:a></text:p>
          <text:p text:style-name="P21"><text:a xlink:type="simple" xlink:href="#__RefHeading___Toc193_2670804901" text:style-name="Index_20_Link" text:visited-style-name="Index_20_Link">Techniques de partage du processeur<text:tab/>23</text:a></text:p>
          <text:p text:style-name="P21"><text:a xlink:type="simple" xlink:href="#__RefHeading___Toc195_2670804901" text:style-name="Index_20_Link" text:visited-style-name="Index_20_Link">États des processus<text:tab/>23</text:a></text:p>
          <text:p text:style-name="P21"><text:a xlink:type="simple" xlink:href="#__RefHeading___Toc197_2670804901" text:style-name="Index_20_Link" text:visited-style-name="Index_20_Link">Transitions entre états<text:tab/>24</text:a></text:p>
          <text:p text:style-name="P21"><text:a xlink:type="simple" xlink:href="#__RefHeading___Toc199_2670804901" text:style-name="Index_20_Link" text:visited-style-name="Index_20_Link">Le contexte d’exécution<text:tab/>24</text:a></text:p>
          <text:p text:style-name="P21"><text:a xlink:type="simple" xlink:href="#__RefHeading___Toc201_2670804901" text:style-name="Index_20_Link" text:visited-style-name="Index_20_Link">Algorithmes d’ordonnancement<text:tab/>24</text:a></text:p>
          <text:p text:style-name="P21"><text:a xlink:type="simple" xlink:href="#__RefHeading___Toc203_2670804901" text:style-name="Index_20_Link" text:visited-style-name="Index_20_Link">Le tourniquet (Round Robin)<text:tab/>24</text:a></text:p>
          <text:p text:style-name="P21"><text:a xlink:type="simple" xlink:href="#__RefHeading___Toc205_2670804901" text:style-name="Index_20_Link" text:visited-style-name="Index_20_Link">Ordonnancement par priorité<text:tab/>25</text:a></text:p>
          <text:p text:style-name="P21"><text:a xlink:type="simple" xlink:href="#__RefHeading___Toc207_2670804901" text:style-name="Index_20_Link" text:visited-style-name="Index_20_Link">Files multiples et classes de processus<text:tab/>25</text:a></text:p>
          <text:p text:style-name="P21"><text:a xlink:type="simple" xlink:href="#__RefHeading___Toc209_2670804901" text:style-name="Index_20_Link" text:visited-style-name="Index_20_Link">Conclusion<text:tab/>25</text:a></text:p>
        </text:index-body>
      </text:table-of-content>
      <text:h text:style-name="Heading_20_2" text:outline-level="2"/>
      <text:h text:style-name="Heading_20_2" text:outline-level="2"><text:bookmark-start text:name="__RefHeading___Toc65_2670804901"/>Introduction - <text:span text:style-name="T2">01</text:span><text:bookmark-end text:name="__RefHeading___Toc65_2670804901"/></text:h>
      <text:p text:style-name="P16"/>
      <text:p text:style-name="Text_20_body">Le cours de <text:span text:style-name="Strong_20_Emphasis">Systèmes d’exploitation I – Théorie</text:span> a pour objectif principal de familiariser l’étudiant avec l’utilisation d’un système informatique et avec certaines fonctionnalités fondamentales du noyau d’un système d’exploitation. Les systèmes informatiques étant très variés, le cours se concentre volontairement sur un environnement de type PC classique, équipé d’un clavier, d’un écran et d’une souris, afin de fournir une base commune et concrète à tous les étudiants.</text:p>
      <text:p text:style-name="P17">Un système d’exploitation, souvent abrégé en <text:span text:style-name="Strong_20_Emphasis">OS</text:span> pour <text:span text:style-name="Emphasis">Operating System</text:span>, est le logiciel central qui permet à l’utilisateur et aux programmes d’interagir avec le matériel de l’ordinateur. Les notions abordées dans ce cours sont communes aux principaux systèmes d’exploitation actuels tels que Windows, macOS, Linux, Unix ou encore Android. Même si ces systèmes diffèrent dans leur interface ou leur usage, ils reposent tous sur des principes similaires.</text:p>
      <text:p text:style-name="P17">Dans le cadre de ce cours, le système <text:span text:style-name="Strong_20_Emphasis">Linux</text:span> est privilégié comme support d’étude. Créé en 1991 par Linus Torvalds, Linux est un système open source, ce qui signifie que son code source est public et accessible. Cette caractéristique en fait un excellent candidat pour l’apprentissage, car il est possible d’en étudier le fonctionnement interne en détail. De plus, Linux est un système extrêmement répandu, notamment dans le monde des serveurs, où il équipe plus de 90 % des plus <text:soft-page-break/>grandes infrastructures informatiques mondiales. Les exemples présentés durant le cours théorique s’appuieront donc principalement sur Linux.</text:p>
      <text:p text:style-name="Text_20_body">Il est important de distinguer certains termes essentiels du vocabulaire des systèmes d’exploitation. Le <text:span text:style-name="Strong_20_Emphasis">noyau</text:span>, ou <text:span text:style-name="Emphasis">kernel</text:span>, est la partie centrale du système d’exploitation ; il est responsable de la gestion des ressources matérielles comme le processeur (CPU), la mémoire vive (RAM) ou les périphériques. Une <text:span text:style-name="Strong_20_Emphasis">distribution Linux</text:span> correspond à un ensemble cohérent de logiciels construits autour du noyau Linux, comme Ubuntu, Debian ou Fedora. Enfin, le terme système d’exploitation peut parfois désigner uniquement le noyau, et parfois l’ensemble formé par le noyau et les logiciels qui l’entourent.</text:p>
      <text:p text:style-name="Text_20_body">Le cours est structuré en deux grandes parties. La première partie est consacrée à l’interaction avec un système d’exploitation. L’étudiant y apprend notamment à créer, modifier, supprimer et retrouver des fichiers et des dossiers. La seconde partie s’intéresse davantage au noyau du système, en abordant des notions telles que la gestion des processus, la gestion de l’espace disque, l’allocation des ressources et les problématiques de blocage. Ces notions théoriques sont complétées par des séances de laboratoire, qui permettent de mettre en pratique les concepts vus en cours dans différents environnements.</text:p>
      <text:p text:style-name="Text_20_body">L’interaction avec le système d’exploitation se fait soit par une interface graphique, soit par une interface en ligne de commande, appelée <text:span text:style-name="Strong_20_Emphasis">console</text:span>. Le cours privilégie l’utilisation de la console, car l’interface graphique est souvent plus lente et peu adaptée à l’automatisation. La ligne de commande permet de reproduire facilement des séquences d’actions, de réduire les erreurs et d’automatiser des tâches complexes à l’aide de scripts. Bien que son apprentissage puisse sembler plus difficile au début, elle devient rapidement plus efficace avec l’habitude.</text:p>
      <text:p text:style-name="Text_20_body">La console repose sur l’utilisation d’un <text:span text:style-name="Strong_20_Emphasis">terminal</text:span> et d’un programme appelé <text:span text:style-name="Strong_20_Emphasis">shell</text:span>, qui interprète les commandes saisies par l’utilisateur et les exécute. Le shell le plus courant sous Linux est <text:span text:style-name="Emphasis">bash</text:span>, mais il en existe d’autres. Les commandes suivent une syntaxe précise : elles commencent par le nom d’un programme, suivi éventuellement d’options et de paramètres. L’utilisateur dispose également de nombreux outils d’aide, comme les pages de manuel (<text:span text:style-name="Emphasis">man</text:span>), qui constituent une ressource essentielle pour comprendre le fonctionnement des commandes.</text:p>
      <text:p text:style-name="Text_20_body">Enfin, le cours introduit la notion fondamentale de <text:span text:style-name="Strong_20_Emphasis">noyau</text:span>. Dans une vision simplifiée, le noyau est responsable de l’allocation de la mémoire aux processus, de la gestion du processeur afin que plusieurs programmes puissent s’exécuter de manière concurrente, du chargement du système et des programmes en mémoire, de la communication avec le matériel via des pilotes et de l’organisation des données sur le disque à l’aide des systèmes de fichiers. Le noyau est donc un élément central du système d’exploitation, et son étude constitue une partie essentielle du cours.</text:p>
      <text:p text:style-name="Text_20_body"/>
      <text:h text:style-name="Heading_20_2" text:outline-level="2"><text:bookmark-start text:name="__RefHeading___Toc67_2670804901"/>Arborescence et système de fichiers – <text:span text:style-name="T2">02</text:span><text:bookmark-end text:name="__RefHeading___Toc67_2670804901"/></text:h>
      <text:p text:style-name="Text_20_body"/>
      <text:p text:style-name="Text_20_body">Un <text:span text:style-name="Strong_20_Emphasis">système de fichiers</text:span> décrit la manière dont les fichiers et les dossiers sont stockés et organisés sur un disque. Il n’existe pas de méthode unique et naturelle pour organiser les données sur un <text:soft-page-break/>support de stockage, ce qui explique l’existence de plusieurs systèmes de fichiers comme FAT, NTFS, HFS ou EXT. Ces systèmes se distinguent par la taille maximale des fichiers et des partitions, le nombre maximal de fichiers, la gestion des droits, la journalisation ou encore la manière dont l’espace disque est alloué. Un même système d’exploitation peut proposer plusieurs systèmes de fichiers différents.</text:p>
      <text:p text:style-name="Text_20_body">Du point de vue de l’utilisateur, on ne s’intéresse pas encore aux détails internes du stockage, mais plutôt à la façon dont les fichiers et dossiers sont visibles et manipulables. Les systèmes de fichiers sont généralement organisés sous forme <text:span text:style-name="Strong_20_Emphasis">d’arborescence</text:span>, c’est-à-dire une structure hiérarchique partant d’un point unique appelé la <text:span text:style-name="Strong_20_Emphasis">racine</text:span>, notée <text:span text:style-name="Source_20_Text">/</text:span> sous Linux. À partir de cette racine, on trouve des dossiers qui peuvent contenir à la fois des fichiers et d’autres dossiers.</text:p>
      <text:p text:style-name="Text_20_body">Pour visualiser cette structure hiérarchique, on peut utiliser la commande suivante, qui affiche graphiquement l’arborescence d’un dossier :</text:p>
      <text:p text:style-name="Text_20_body"/>
      <text:p text:style-name="P11"><text:span text:style-name="Source_20_Text"><text:span text:style-name="T1">tree dossier1</text:span></text:span></text:p>
      <text:p text:style-name="P11"><text:span text:style-name="Source_20_Text"><text:span text:style-name="T1"/></text:span></text:p>
      <text:p text:style-name="Text_20_body">Cette commande montre clairement que plusieurs fichiers peuvent porter le même nom tant qu’ils se trouvent dans des dossiers différents.</text:p>
      <text:h text:style-name="Heading_20_3" text:outline-level="3"><text:bookmark-start text:name="__RefHeading___Toc69_2670804901"/>Chemins absolus et chemins relatifs<text:bookmark-end text:name="__RefHeading___Toc69_2670804901"/></text:h>
      <text:p text:style-name="Text_20_body">Chaque fichier est identifié de manière unique par son <text:span text:style-name="Strong_20_Emphasis">chemin</text:span>, c’est-à-dire la suite de dossiers qui le séparent de la racine. Lorsqu’un chemin commence par <text:span text:style-name="Source_20_Text">/</text:span>, on parle de <text:span text:style-name="Strong_20_Emphasis">chemin absolu</text:span>, par exemple :</text:p>
      <text:p text:style-name="Text_20_body"/>
      <text:p text:style-name="P14"><text:span text:style-name="Source_20_Text"><text:span text:style-name="T3">/home/mba/brol</text:span></text:span></text:p>
      <text:p text:style-name="P14"><text:span text:style-name="Source_20_Text"/></text:p>
      <text:p text:style-name="P14"><text:span text:style-name="Source_20_Text"><text:span text:style-name="T3">/etc/passwd</text:span></text:span></text:p>
      <text:p text:style-name="P14"><text:span text:style-name="Source_20_Text"/></text:p>
      <text:p text:style-name="P14"><text:span text:style-name="Source_20_Text"/></text:p>
      <text:p text:style-name="P14"><text:span text:style-name="Source_20_Text"/></text:p>
      <text:p text:style-name="Text_20_body">À l’inverse, un <text:span text:style-name="Strong_20_Emphasis">chemin relatif</text:span> est exprimé par rapport au dossier courant et ne commence pas par <text:span text:style-name="Source_20_Text">/</text:span>. Par exemple :</text:p>
      <text:p text:style-name="P10"><text:span text:style-name="Source_20_Text"><text:span text:style-name="T3">brol</text:span></text:span></text:p>
      <text:p text:style-name="P12"><text:span text:style-name="Source_20_Text"><text:span text:style-name="T3">mba/brol</text:span></text:span></text:p>
      <text:p text:style-name="P13"><text:span text:style-name="Source_20_Text"><text:span text:style-name="T3">../mcd/sonprojet</text:span></text:span></text:p>
      <text:p text:style-name="Text_20_body">Le dossier courant correspond à l’endroit où l’on se situe dans l’arborescence. Il peut être affiché avec la commande :</text:p>
      <text:p text:style-name="P11"><text:span text:style-name="Source_20_Text"><text:span text:style-name="T3">pwd</text:span></text:span></text:p>
      <text:p text:style-name="P15">Pour se déplacer dans l’arborescence, on utilise la commande :</text:p>
      <text:p text:style-name="P11"><text:span text:style-name="Source_20_Text"><text:span text:style-name="T3">cd chemin</text:span></text:span></text:p>
      <text:p text:style-name="Text_20_body"><text:soft-page-break/>Il est possible d’enchaîner plusieurs commandes sur une même ligne en les séparant par un point-virgule :</text:p>
      <text:p text:style-name="P11"><text:span text:style-name="Source_20_Text"><text:span text:style-name="T3">cd /home/mba/mondossier1 ; ls mondossier2</text:span></text:span></text:p>
      <text:h text:style-name="Heading_20_3" text:outline-level="3"><text:bookmark-start text:name="__RefHeading___Toc71_2670804901"/>Dossier personnel et raccourcis de navigation<text:bookmark-end text:name="__RefHeading___Toc71_2670804901"/></text:h>
      <text:p text:style-name="Text_20_body">Chaque utilisateur possède un <text:span text:style-name="Strong_20_Emphasis">dossier personnel</text:span>, appelé <text:span text:style-name="Emphasis">home</text:span>, qui contient ses fichiers privés. Il se situe généralement dans <text:span text:style-name="Source_20_Text">/home/nom_utilisateur</text:span>. Le caractère <text:span text:style-name="Source_20_Text">~</text:span> est un raccourci qui représente automatiquement le dossier personnel de l’utilisateur courant. Ainsi, les commandes suivantes sont équivalentes si l’utilisateur est <text:span text:style-name="Source_20_Text">mba</text:span> :</text:p>
      <text:p text:style-name="P10"><text:span text:style-name="Source_20_Text"><text:span text:style-name="T3">ls ~</text:span></text:span></text:p>
      <text:p text:style-name="P13"><text:span text:style-name="Source_20_Text"><text:span text:style-name="T3">ls /home/mba</text:span></text:span></text:p>
      <text:p text:style-name="Text_20_body">Le symbole <text:span text:style-name="Source_20_Text">.</text:span> représente le dossier courant, tandis que <text:span text:style-name="Source_20_Text">..</text:span> représente le dossier parent. Ces notations permettent de construire des chemins relatifs très pratiques :</text:p>
      <text:p text:style-name="P10"><text:span text:style-name="Source_20_Text"><text:span text:style-name="T3">.</text:span></text:span></text:p>
      <text:p text:style-name="P12"><text:span text:style-name="Source_20_Text"><text:span text:style-name="T3">..</text:span></text:span></text:p>
      <text:p text:style-name="P12"><text:span text:style-name="Source_20_Text"><text:span text:style-name="T3">./rep</text:span></text:span></text:p>
      <text:p text:style-name="P12"><text:span text:style-name="Source_20_Text"><text:span text:style-name="T3">../mcd/rep</text:span></text:span></text:p>
      <text:p text:style-name="P13"><text:span text:style-name="Source_20_Text"><text:span text:style-name="T3">../..</text:span></text:span></text:p>
      <text:h text:style-name="Heading_20_3" text:outline-level="3"><text:bookmark-start text:name="__RefHeading___Toc73_2670804901"/>Métadonnées et consultation des fichiers<text:bookmark-end text:name="__RefHeading___Toc73_2670804901"/></text:h>
      <text:p text:style-name="Text_20_body">Les fichiers et dossiers possèdent des <text:span text:style-name="Strong_20_Emphasis">métadonnées</text:span>, c’est-à-dire des données qui décrivent les données, comme le nom, la taille, le propriétaire ou les droits d’accès. Ces informations peuvent être affichées avec la commande :</text:p>
      <text:p text:style-name="P11"><text:span text:style-name="Source_20_Text"><text:span text:style-name="T3">ls -l</text:span></text:span></text:p>
      <text:p text:style-name="Text_20_body">Pour consulter l’arborescence ou le contenu des dossiers, plusieurs commandes sont couramment utilisées :</text:p>
      <text:p text:style-name="Text_20_body"/>
      <text:p text:style-name="P10"><text:span text:style-name="Source_20_Text"><text:span text:style-name="T3">tree /home</text:span></text:span></text:p>
      <text:p text:style-name="P12"><text:span text:style-name="Source_20_Text"><text:span text:style-name="T3">ls /home</text:span></text:span></text:p>
      <text:p text:style-name="P12"><text:span text:style-name="Source_20_Text"><text:span text:style-name="T3">ls -lR /home</text:span></text:span></text:p>
      <text:p text:style-name="P12"><text:span text:style-name="Source_20_Text"><text:span text:style-name="T3">find /home</text:span></text:span></text:p>
      <text:p text:style-name="P13"><text:span text:style-name="Source_20_Text"><text:span text:style-name="T3">less /home/mba/brol</text:span></text:span></text:p>
      <text:p text:style-name="Text_20_body">Un exemple de recherche avec <text:span text:style-name="Source_20_Text">find</text:span> :</text:p>
      <text:p text:style-name="P11"><text:span text:style-name="Source_20_Text"><text:span text:style-name="T3">find /home -name a</text:span></text:span></text:p>
      <text:h text:style-name="Heading_20_3" text:outline-level="3"><text:bookmark-start text:name="__RefHeading___Toc75_2670804901"/>Liens symboliques<text:bookmark-end text:name="__RefHeading___Toc75_2670804901"/></text:h>
      <text:p text:style-name="Text_20_body">Un <text:span text:style-name="Strong_20_Emphasis">lien symbolique</text:span> est un fichier spécial qui pointe vers un autre fichier sans en faire une copie. Il est créé avec la commande :</text:p>
      <text:p text:style-name="P11"><text:span text:style-name="Source_20_Text"><text:span text:style-name="T3">ln -s /etc/passwd pass</text:span></text:span></text:p>
      <text:p text:style-name="Text_20_body"><text:soft-page-break/>On peut vérifier qu’il s’agit bien d’un lien symbolique avec :</text:p>
      <text:p text:style-name="P11"><text:span text:style-name="Source_20_Text"><text:span text:style-name="T3">ls -l pass</text:span></text:span></text:p>
      <text:p text:style-name="Text_20_body">Les deux commandes suivantes afficheront exactement le même contenu :</text:p>
      <text:p text:style-name="P10"><text:span text:style-name="Source_20_Text"><text:span text:style-name="T3">less pass</text:span></text:span></text:p>
      <text:p text:style-name="P13"><text:span text:style-name="Source_20_Text"><text:span text:style-name="T3">less /etc/passwd</text:span></text:span></text:p>
      <text:p text:style-name="Text_20_body">Les liens symboliques facilitent notamment le partage de fichiers entre plusieurs utilisateurs sans duplication.</text:p>
      <text:h text:style-name="Heading_20_3" text:outline-level="3"><text:bookmark-start text:name="__RefHeading___Toc77_2670804901"/>Modification et manipulation de fichiers<text:bookmark-end text:name="__RefHeading___Toc77_2670804901"/></text:h>
      <text:p text:style-name="Text_20_body">Linux fournit de nombreuses commandes pour créer, modifier et supprimer des fichiers et des dossiers. Les principales sont :</text:p>
      <text:p text:style-name="P10"><text:span text:style-name="Source_20_Text"><text:span text:style-name="T3">touch file</text:span></text:span></text:p>
      <text:p text:style-name="P12"><text:span text:style-name="Source_20_Text"><text:span text:style-name="T3">mv file rep</text:span></text:span></text:p>
      <text:p text:style-name="P12"><text:span text:style-name="Source_20_Text"><text:span text:style-name="T3">mv file rep/nom</text:span></text:span></text:p>
      <text:p text:style-name="P12"><text:span text:style-name="Source_20_Text"><text:span text:style-name="T3">rm file</text:span></text:span></text:p>
      <text:p text:style-name="P12"><text:span text:style-name="Source_20_Text"><text:span text:style-name="T3">mkdir rep</text:span></text:span></text:p>
      <text:p text:style-name="P13"><text:span text:style-name="Source_20_Text"><text:span text:style-name="T3">rmdir rep</text:span></text:span></text:p>
      <text:p text:style-name="Text_20_body">Pour éditer des fichiers texte, on utilise généralement des éditeurs simples comme :</text:p>
      <text:p text:style-name="P10"><text:span text:style-name="Source_20_Text"><text:span text:style-name="T3">vi file</text:span></text:span></text:p>
      <text:p text:style-name="P13"><text:span text:style-name="Source_20_Text"><text:span text:style-name="T3">nano file</text:span></text:span></text:p>
      <text:h text:style-name="Heading_20_3" text:outline-level="3"><text:bookmark-start text:name="__RefHeading___Toc79_2670804901"/>Recherche avancée de fichiers<text:bookmark-end text:name="__RefHeading___Toc79_2670804901"/></text:h>
      <text:p text:style-name="Text_20_body">La commande <text:span text:style-name="Source_20_Text">find</text:span> permet de rechercher des fichiers selon de nombreux critères, comme la date de modification ou la taille. Par exemple :</text:p>
      <text:p text:style-name="P11"><text:span text:style-name="Source_20_Text"><text:span text:style-name="T3">find ~ -mtime -1</text:span></text:span></text:p>
      <text:p text:style-name="Text_20_body">pour trouver les fichiers modifiés depuis moins d’un jour dans le home, ou :</text:p>
      <text:p text:style-name="Text_20_body"/>
      <text:p text:style-name="P11"><text:span text:style-name="Source_20_Text"><text:span text:style-name="T3">find / -size +1M</text:span></text:span></text:p>
      <text:p text:style-name="Text_20_body">pour rechercher les fichiers de plus de 1 MiB sur tout le système.</text:p>
      <text:h text:style-name="Heading_20_3" text:outline-level="3"><text:bookmark-start text:name="__RefHeading___Toc81_2670804901"/>Partitions et montage<text:bookmark-end text:name="__RefHeading___Toc81_2670804901"/></text:h>
      <text:p text:style-name="Text_20_body">Les systèmes de fichiers résident sur des <text:span text:style-name="Strong_20_Emphasis">partitions</text:span>, qui sont des portions de disque. Sous Linux, les partitions portent des noms comme <text:span text:style-name="Source_20_Text">sda1</text:span>, <text:span text:style-name="Source_20_Text">sda2</text:span>, <text:span text:style-name="Source_20_Text">sdb1</text:span>, etc. Chaque partition contient au maximum un système de fichiers. Pour être utilisable, celui-ci doit être <text:span text:style-name="Strong_20_Emphasis">monté</text:span>, c’est-à-dire rattaché à un dossier de l’arborescence principale.</text:p>
      <text:p text:style-name="Text_20_body">Exemples de commandes de montage :</text:p>
      <text:p text:style-name="P10"><text:span text:style-name="Source_20_Text"><text:span text:style-name="T3">mount /dev/sda6 /</text:span></text:span></text:p>
      <text:p text:style-name="P12"><text:span text:style-name="Source_20_Text"><text:span text:style-name="T3">mount /dev/sda8 /home</text:span></text:span></text:p>
      <text:p text:style-name="P12"><text:soft-page-break/><text:span text:style-name="Source_20_Text"><text:span text:style-name="T3">mount /dev/sda1 /windows/C</text:span></text:span></text:p>
      <text:p text:style-name="P13"><text:span text:style-name="Source_20_Text"><text:span text:style-name="T3">mount /dev/sda9 /home/mtk/test</text:span></text:span></text:p>
      <text:p text:style-name="Text_20_body">Pour visualiser les partitions et leurs points de montage, on utilise :</text:p>
      <text:p text:style-name="P6"><text:span text:style-name="Source_20_Text"><text:span text:style-name="T3">lsblk</text:span></text:span></text:p>
      <text:h text:style-name="P5" text:outline-level="3"><text:bookmark-start text:name="__RefHeading___Toc83_2670804901"/>Gestion des partitions<text:bookmark-end text:name="__RefHeading___Toc83_2670804901"/></text:h>
      <text:p text:style-name="P7"/>
      <text:p text:style-name="Text_20_body">Les systèmes d’exploitation fournissent des commandes administrateur permettant de gérer les partitions et les systèmes de fichiers. Par exemple, pour partitionner un disque :</text:p>
      <text:p text:style-name="P11"><text:span text:style-name="Source_20_Text"><text:span text:style-name="T3">fdisk /dev/sda</text:span></text:span></text:p>
      <text:p text:style-name="Text_20_body">Et pour formater une partition en NTFS :</text:p>
      <text:p text:style-name="P11"><text:span text:style-name="Source_20_Text"><text:span text:style-name="T3">mkfs.ntfs /dev/sda2</text:span></text:span></text:p>
      <text:p text:style-name="Text_20_body">Formater une partition consiste à y inscrire les métadonnées nécessaires au système de fichiers choisi.</text:p>
      <text:p text:style-name="Text_20_body"/>
      <text:h text:style-name="Heading_20_2" text:outline-level="2"><text:bookmark-start text:name="__RefHeading___Toc85_2670804901"/>Les commandes Linux – <text:span text:style-name="T5">03</text:span><text:bookmark-end text:name="__RefHeading___Toc85_2670804901"/></text:h>
      <text:p text:style-name="Text_20_body"/>
      <text:p text:style-name="Text_20_body">Une <text:span text:style-name="Strong_20_Emphasis">commande Linux</text:span> est une instruction tapée dans le shell afin de demander au système d’exécuter une action. Toute commande suit une structure bien définie composée d’un nom, éventuellement suivi d’options et d’arguments. Cette structure permet au shell d’interpréter correctement l’action demandée et de transmettre les informations nécessaires au programme concerné.</text:p>
      <text:p text:style-name="Text_20_body">Le <text:span text:style-name="Strong_20_Emphasis">nom de la commande</text:span> peut désigner soit une commande interne au shell, comme <text:span text:style-name="Source_20_Text">cd</text:span>, soit le chemin vers un fichier exécutable, par exemple <text:span text:style-name="Source_20_Text">/usr/bin/bash</text:span>, soit simplement le nom d’un fichier exécutable présent dans l’un des répertoires connus du système. Pour savoir où se trouve l’exécutable correspondant à une commande, on utilise la commande suivante :</text:p>
      <text:p text:style-name="P18">which commande</text:p>
      <text:h text:style-name="Heading_20_3" text:outline-level="3"><text:bookmark-start text:name="__RefHeading___Toc87_2670804901"/>La variable PATH<text:bookmark-end text:name="__RefHeading___Toc87_2670804901"/></text:h>
      <text:p text:style-name="Text_20_body">Le shell ne cherche pas une commande n’importe où sur le système. Il la recherche uniquement dans les répertoires listés dans une variable d’environnement appelée PATH. Cette méthode rend l’exécution plus rapide et plus sûre. Une variable d’environnement est une variable contenant une chaîne de caractères et connue par les processus du système.</text:p>
      <text:p text:style-name="Text_20_body">Pour afficher le contenu de la variable PATH, on utilise l’expansion avec le caractère $ et la commande echo :</text:p>
      <text:p text:style-name="P18"><text:soft-page-break/>echo $PATH</text:p>
      <text:p text:style-name="Text_20_body">Le résultat est une liste de dossiers séparés par des deux-points, par exemple :</text:p>
      <text:p text:style-name="P18">/home/user0/bin:/usr/local/bin:/usr/bin:/bin</text:p>
      <text:h text:style-name="Heading_20_3" text:outline-level="3"><text:bookmark-start text:name="__RefHeading___Toc89_2670804901"/>Les arguments (ou paramètres)<text:bookmark-end text:name="__RefHeading___Toc89_2670804901"/></text:h>
      <text:p text:style-name="Text_20_body">Les arguments, aussi appelés paramètres, précisent sur quoi la commande doit agir. Par exemple, dans la commande suivante :</text:p>
      <text:p text:style-name="P18">mv oldname newname</text:p>
      <text:p text:style-name="Text_20_body">oldname correspond au fichier à renommer et newname à son nouveau nom. Le nombre et l’ordre des arguments sont imposés par chaque commande. Par convention, les arguments sont placés après les options.</text:p>
      <text:h text:style-name="Heading_20_3" text:outline-level="3"><text:bookmark-start text:name="__RefHeading___Toc91_2670804901"/>Les options<text:bookmark-end text:name="__RefHeading___Toc91_2670804901"/></text:h>
      <text:p text:style-name="Text_20_body">Les options modifient le comportement d’une commande. Elles sont souvent précédées d’un tiret. Par exemple :</text:p>
      <text:p text:style-name="P19">mv -i oldname newname</text:p>
      <text:p text:style-name="Text_20_body">L’option -i demande une confirmation avant d’écraser un fichier existant. Certaines options prennent elles-mêmes un paramètre, comme dans l’exemple suivant :</text:p>
      <text:p text:style-name="P18">tar -c -f backup.tar ~/Documents</text:p>
      <text:p text:style-name="Text_20_body">Cette commande peut aussi s’écrire sous une forme condensée :</text:p>
      <text:p text:style-name="P18">nginx</text:p>
      <text:p text:style-name="P18">tar -cf backup.tar ~/Documents</text:p>
      <text:p text:style-name="Text_20_body">Les versions modernes des options utilisent souvent la forme longue, avec deux tirets :</text:p>
      <text:p text:style-name="P18">--option</text:p>
      <text:p text:style-name="P18">--option=valeur</text:p>
      <text:p text:style-name="Text_20_body">La page de manuel d’une commande, accessible avec man, décrit précisément sa syntaxe et ses options :</text:p>
      <text:p text:style-name="P18">man mv</text:p>
      <text:h text:style-name="Heading_20_3" text:outline-level="3"><text:bookmark-start text:name="__RefHeading___Toc93_2670804901"/>Les globs (jokers)<text:bookmark-end text:name="__RefHeading___Toc93_2670804901"/></text:h>
      <text:p text:style-name="Text_20_body">Les globs sont des caractères spéciaux interprétés par le shell permettant de désigner plusieurs fichiers en une seule fois. Par exemple, pour supprimer tous les fichiers commençant par temp, on peut utiliser :</text:p>
      <text:p text:style-name="P18">rm temp*</text:p>
      <text:p text:style-name="Text_20_body">Le caractère ? représente exactement un seul caractère quelconque. Par exemple :</text:p>
      <text:p text:style-name="P4"><text:soft-page-break/>pgsql</text:p>
      <text:p text:style-name="P18">temp?</text:p>
      <text:p text:style-name="Text_20_body">correspond à temp1 ou tempa, mais pas à temp10.</text:p>
      <text:p text:style-name="Text_20_body">Le caractère * représente une suite de caractères quelconques, éventuellement vide. Par exemple :</text:p>
      <text:p text:style-name="P18">*.txt</text:p>
      <text:p text:style-name="Text_20_body">correspond à note.txt ou a.txt, mais pas à note.pdf.</text:p>
      <text:p text:style-name="Text_20_body">Les globs peuvent être combinés pour former des motifs plus complexes :</text:p>
      <text:p text:style-name="P18">n-*-s-*.txt</text:p>
      <text:h text:style-name="Heading_20_3" text:outline-level="3"><text:bookmark-start text:name="__RefHeading___Toc95_2670804901"/>Traitement des globs par le shell<text:bookmark-end text:name="__RefHeading___Toc95_2670804901"/></text:h>
      <text:p text:style-name="Text_20_body">Lorsqu’un glob apparaît dans une commande, ce n’est pas la commande elle-même qui l’interprète, mais le shell. Celui-ci recherche les fichiers correspondant au motif dans le dossier courant ou dans le dossier indiqué, puis remplace le glob par la liste des fichiers trouvés. Si aucune correspondance n’est trouvée, l’argument est laissé tel quel. Ce mécanisme est totalement transparent pour la commande exécutée, à condition qu’elle accepte plusieurs noms de fichiers en argument.</text:p>
      <text:p text:style-name="Text_20_body"/>
      <text:h text:style-name="Heading_20_3" text:outline-level="3"><text:bookmark-start text:name="__RefHeading___Toc97_2670804901"/>Commandes Linux courantes<text:bookmark-end text:name="__RefHeading___Toc97_2670804901"/></text:h>
      <text:p text:style-name="Text_20_body">Linux fournit un grand nombre de commandes standards permettant de manipuler les fichiers, les dossiers et les processus. Parmi les plus utilisées, on trouve :</text:p>
      <text:p text:style-name="P18">mkdir</text:p>
      <text:p text:style-name="P18">rmdir</text:p>
      <text:p text:style-name="P18">touch</text:p>
      <text:p text:style-name="P18">ls</text:p>
      <text:p text:style-name="P18">cat</text:p>
      <text:p text:style-name="P18">less</text:p>
      <text:p text:style-name="P18">cd</text:p>
      <text:p text:style-name="P18">pwd</text:p>
      <text:p text:style-name="P18">mv</text:p>
      <text:p text:style-name="P18">cp</text:p>
      <text:p text:style-name="P18">rm</text:p>
      <text:p text:style-name="P18">du</text:p>
      <text:p text:style-name="P18">date</text:p>
      <text:p text:style-name="P18">file</text:p>
      <text:p text:style-name="P18"><text:soft-page-break/>diff</text:p>
      <text:p text:style-name="P18">whoami</text:p>
      <text:p text:style-name="P18">groups</text:p>
      <text:p text:style-name="Text_20_body">D’autres commandes sont orientées vers la gestion des processus, des droits ou le traitement de texte :</text:p>
      <text:p text:style-name="P18">ps</text:p>
      <text:p text:style-name="P18">top</text:p>
      <text:p text:style-name="P18">kill</text:p>
      <text:p text:style-name="P18">chmod</text:p>
      <text:p text:style-name="P18">chgrp</text:p>
      <text:p text:style-name="P18">find</text:p>
      <text:p text:style-name="P18">grep</text:p>
      <text:p text:style-name="P18">head</text:p>
      <text:p text:style-name="P18">tail</text:p>
      <text:p text:style-name="P18">cut</text:p>
      <text:p text:style-name="P18">sort</text:p>
      <text:p text:style-name="P18">uniq</text:p>
      <text:p text:style-name="Text_20_body">Pour chacune de ces commandes, il est fortement recommandé de consulter les pages de manuel afin de comprendre leur fonctionnement précis et leurs nombreuses options :</text:p>
      <text:p text:style-name="P18">man commande</text:p>
      <text:p text:style-name="P18"/>
      <text:h text:style-name="P22" text:outline-level="2"><text:bookmark-start text:name="__RefHeading___Toc99_2670804901"/>Utilisateurs et droits sous Linux – <text:span text:style-name="T6">04</text:span><text:bookmark-end text:name="__RefHeading___Toc99_2670804901"/></text:h>
      <text:p text:style-name="Text_20_body"><text:span text:style-name="T8"/></text:p>
      <text:p text:style-name="Text_20_body">Les systèmes d’exploitation modernes permettent à <text:span text:style-name="Strong_20_Emphasis">plusieurs utilisateurs</text:span> de partager une même machine, parfois simultanément, comme c’est le cas sur les serveurs. Cette possibilité soulève des questions essentielles de <text:span text:style-name="Strong_20_Emphasis">sécurité</text:span>, de <text:span text:style-name="Strong_20_Emphasis">confidentialité</text:span> et de <text:span text:style-name="Strong_20_Emphasis">contrôle d’accès</text:span>. Linux intègre donc un mécanisme complet de gestion des utilisateurs et des droits afin de protéger les données et d’éviter qu’un utilisateur ne puisse interférer avec le travail d’un autre.</text:p>
      <text:h text:style-name="Heading_20_3" text:outline-level="3"><text:bookmark-start text:name="__RefHeading___Toc101_2670804901"/>La notion d’utilisateur<text:bookmark-end text:name="__RefHeading___Toc101_2670804901"/></text:h>
      <text:p text:style-name="Text_20_body">Un <text:span text:style-name="Strong_20_Emphasis">utilisateur</text:span> sous Linux est identifié par plusieurs éléments. Il possède tout d’abord un <text:span text:style-name="Strong_20_Emphasis">login</text:span>, qui est un nom lisible et mémorisable par un humain. En interne, le système utilise plutôt un <text:span text:style-name="Strong_20_Emphasis">User ID (UID)</text:span>, qui est un numéro unique plus facile à manipuler pour le système d’exploitation. Chaque <text:soft-page-break/>utilisateur dispose également d’un <text:span text:style-name="Strong_20_Emphasis">mot de passe</text:span> et d’un <text:span text:style-name="Strong_20_Emphasis">dossier personnel</text:span>, appelé <text:span text:style-name="Emphasis">home</text:span>, dans lequel sont stockés ses fichiers.</text:p>
      <text:p text:style-name="Text_20_body">Pour connaître l’utilisateur actuellement connecté, on utilise la commande :</text:p>
      <text:p text:style-name="P11"><text:span text:style-name="Source_20_Text"><text:span text:style-name="T3">whoami</text:span></text:span></text:p>
      <text:p text:style-name="Text_20_body">Pour afficher l’identifiant numérique de l’utilisateur :</text:p>
      <text:p text:style-name="P11"><text:span text:style-name="Source_20_Text"><text:span text:style-name="T3">id --user</text:span></text:span></text:p>
      <text:p text:style-name="Text_20_body">Sous Linux, les utilisateurs sont définis dans le fichier <text:span text:style-name="Source_20_Text">/etc/passwd</text:span>, qui est lisible par tous :</text:p>
      <text:p text:style-name="P11"><text:span text:style-name="Source_20_Text"><text:span text:style-name="T3">cat /etc/passwd</text:span></text:span></text:p>
      <text:h text:style-name="Heading_20_3" text:outline-level="3"><text:bookmark-start text:name="__RefHeading___Toc103_2670804901"/>Sécurité des mots de passe<text:bookmark-end text:name="__RefHeading___Toc103_2670804901"/></text:h>
      <text:p text:style-name="Text_20_body">Historiquement, les mots de passe chiffrés des utilisateurs étaient stockés dans le fichier <text:span text:style-name="Source_20_Text">/etc/passwd</text:span>. Cette solution n’étant plus suffisamment sécurisée, ils ont été déplacés dans le fichier <text:span text:style-name="Source_20_Text">/etc/shadow</text:span>, qui n’est lisible que par l’administrateur du système. Un utilisateur classique n’a pas le droit de le consulter :</text:p>
      <text:p text:style-name="P11"><text:span text:style-name="Source_20_Text"><text:span text:style-name="T3">cat /etc/shadow</text:span></text:span></text:p>
      <text:p text:style-name="Text_20_body">Cette commande échoue avec un message de permission refusée, ce qui montre l’importance du contrôle des accès.</text:p>
      <text:h text:style-name="Heading_20_3" text:outline-level="3"><text:bookmark-start text:name="__RefHeading___Toc105_2670804901"/>Propriétaire d’un fichier<text:bookmark-end text:name="__RefHeading___Toc105_2670804901"/></text:h>
      <text:p text:style-name="Text_20_body">Chaque fichier et chaque répertoire appartient à <text:span text:style-name="Strong_20_Emphasis">un utilisateur</text:span>, appelé le <text:span text:style-name="Strong_20_Emphasis">propriétaire</text:span>. Il s’agit en général de l’utilisateur qui a créé le fichier. Le propriétaire est visible grâce à l’affichage détaillé des fichiers :</text:p>
      <text:p text:style-name="P11"><text:span text:style-name="Source_20_Text"><text:span text:style-name="T3">ls -l</text:span></text:span></text:p>
      <text:p text:style-name="Text_20_body">Le propriétaire joue un rôle central dans la gestion des droits d’accès aux fichiers.</text:p>
      <text:h text:style-name="Heading_20_3" text:outline-level="3"><text:bookmark-start text:name="__RefHeading___Toc107_2670804901"/>Les permissions sur les fichiers<text:bookmark-end text:name="__RefHeading___Toc107_2670804901"/></text:h>
      <text:p text:style-name="Text_20_body">Chaque fichier possède trois types de permissions. La permission <text:span text:style-name="Strong_20_Emphasis">read (r)</text:span> permet de lire le contenu du fichier. La permission <text:span text:style-name="Strong_20_Emphasis">write (w)</text:span> autorise la modification de son contenu. Enfin, la permission <text:span text:style-name="Strong_20_Emphasis">execute (x)</text:span> permet d’exécuter le fichier s’il contient du code.</text:p>
      <text:p text:style-name="Text_20_body">Les permissions sont visibles avec la commande suivante :</text:p>
      <text:p text:style-name="P11"><text:span text:style-name="Source_20_Text"><text:span text:style-name="T3">ls -l test</text:span></text:span></text:p>
      <text:p text:style-name="Text_20_body">Elles peuvent être modifiées à l’aide de la commande <text:span text:style-name="Source_20_Text">chmod</text:span>. Par exemple :</text:p>
      <text:p text:style-name="P11"><text:span text:style-name="Source_20_Text"><text:span text:style-name="T3">chmod g+w test</text:span></text:span></text:p>
      <text:p text:style-name="Text_20_body">Cette commande ajoute le droit d’écriture au groupe associé au fichier. Il est également possible de définir les droits à l’aide d’une notation numérique :</text:p>
      <text:p text:style-name="P9"><text:soft-page-break/><text:span text:style-name="Source_20_Text"><text:span text:style-name="T3">chmod 640 test</text:span></text:span></text:p>
      <text:h text:style-name="P8" text:outline-level="3"><text:bookmark-start text:name="__RefHeading___Toc109_2670804901"/>Les groupes<text:bookmark-end text:name="__RefHeading___Toc109_2670804901"/></text:h>
      <text:p text:style-name="Text_20_body">Chaque utilisateur appartient à <text:span text:style-name="Strong_20_Emphasis">un groupe principal</text:span> et éventuellement à plusieurs <text:span text:style-name="Strong_20_Emphasis">groupes secondaires</text:span>. Les groupes permettent de gérer des droits collectifs sur les fichiers. Pour afficher les groupes auxquels appartient l’utilisateur courant, on utilise :</text:p>
      <text:p text:style-name="P11"><text:span text:style-name="Source_20_Text">groups</text:span></text:p>
      <text:p text:style-name="Text_20_body">Les groupes sont définis dans le fichier <text:span text:style-name="Source_20_Text">/etc/group</text:span> :</text:p>
      <text:p text:style-name="P11"><text:span text:style-name="Source_20_Text"><text:span text:style-name="T3">cat /etc/group</text:span></text:span></text:p>
      <text:p text:style-name="Text_20_body">Chaque fichier appartient également à <text:span text:style-name="Strong_20_Emphasis">un seul groupe</text:span>, et les membres de ce groupe bénéficient des droits définis pour celui-ci. Le groupe associé à un fichier peut être modifié avec la commande :</text:p>
      <text:p text:style-name="P11"><text:span text:style-name="Source_20_Text">chgrp groupe fichier</text:span></text:p>
      <text:h text:style-name="Heading_20_3" text:outline-level="3"><text:bookmark-start text:name="__RefHeading___Toc111_2670804901"/>Droits sur les répertoires<text:bookmark-end text:name="__RefHeading___Toc111_2670804901"/></text:h>
      <text:p text:style-name="Text_20_body">Les répertoires possèdent eux aussi des permissions, mais leur signification est légèrement différente. Le droit <text:span text:style-name="Strong_20_Emphasis">read</text:span> permet de connaître le contenu du répertoire, par exemple avec <text:span text:style-name="Source_20_Text">ls</text:span>. Le droit <text:span text:style-name="Strong_20_Emphasis">write</text:span> autorise la modification du contenu du répertoire, c’est-à-dire l’ajout ou la suppression de fichiers. Le droit <text:span text:style-name="Strong_20_Emphasis">execute</text:span> permet d’entrer dans le répertoire et de le parcourir.</text:p>
      <text:p text:style-name="Text_20_body">Une erreur fréquente consiste à croire que supprimer un fichier nécessite un droit d’écriture sur le fichier lui-même. En réalité, la suppression d’un fichier dépend du <text:span text:style-name="Strong_20_Emphasis">droit d’écriture sur le répertoire qui le contient</text:span>, et non sur le fichier.</text:p>
      <text:h text:style-name="Heading_20_3" text:outline-level="3"><text:bookmark-start text:name="__RefHeading___Toc113_2670804901"/>Le super utilisateur (root)<text:bookmark-end text:name="__RefHeading___Toc113_2670804901"/></text:h>
      <text:p text:style-name="Text_20_body">Linux possède un utilisateur spécial appelé <text:span text:style-name="Strong_20_Emphasis">super utilisateur</text:span>, <text:span text:style-name="Strong_20_Emphasis">administrateur</text:span> ou <text:span text:style-name="Strong_20_Emphasis">root</text:span>. Son login est <text:span text:style-name="Source_20_Text">root</text:span> et il dispose de droits illimités sur le système, indépendamment des permissions des fichiers. Il est chargé de l’administration de la machine, comme la création d’utilisateurs, l’installation de logiciels ou le formatage des disques.</text:p>
      <text:p text:style-name="Text_20_body">Il existe deux manières principales d’obtenir des privilèges administrateur. La première consiste à devenir root avec la commande :</text:p>
      <text:p text:style-name="P11"><text:span text:style-name="Source_20_Text"><text:span text:style-name="T3">su root</text:span></text:span></text:p>
      <text:p text:style-name="Text_20_body">Cette commande nécessite le mot de passe de root. La seconde méthode, plus courante et plus sûre, consiste à exécuter une seule commande avec les droits administrateur via :</text:p>
      <text:p text:style-name="P11"><text:span text:style-name="Source_20_Text"><text:span text:style-name="T3">sudo commande</text:span></text:span></text:p>
      <text:p text:style-name="Text_20_body">Dans ce cas, c’est le mot de passe de l’utilisateur courant qui est demandé, à condition qu’il soit autorisé à utiliser <text:span text:style-name="Source_20_Text">sudo</text:span>.</text:p>
      <text:h text:style-name="Heading_20_3" text:outline-level="3"><text:bookmark-start text:name="__RefHeading___Toc115_2670804901"/><text:soft-page-break/>Exemple d’utilisation de sudo et su<text:bookmark-end text:name="__RefHeading___Toc115_2670804901"/></text:h>
      <text:p text:style-name="Text_20_body">Un utilisateur classique ne peut pas lire le fichier <text:span text:style-name="Source_20_Text">/etc/shadow</text:span> :</text:p>
      <text:p text:style-name="P11"><text:span text:style-name="Source_20_Text"><text:span text:style-name="T3">cat /etc/shadow</text:span></text:span></text:p>
      <text:p text:style-name="Text_20_body">En revanche, avec <text:span text:style-name="Source_20_Text">sudo</text:span>, il peut exécuter la commande avec les droits administrateur :</text:p>
      <text:p text:style-name="P11"><text:span text:style-name="Source_20_Text"><text:span text:style-name="T3">sudo cat /etc/shadow</text:span></text:span></text:p>
      <text:p text:style-name="Text_20_body">Il est également possible de devenir root temporairement :</text:p>
      <text:p text:style-name="P11"><text:span text:style-name="Source_20_Text"><text:span text:style-name="T3">su root</text:span></text:span></text:p>
      <text:p text:style-name="Text_20_body">Puis de quitter la session administrateur avec :</text:p>
      <text:p text:style-name="P11"><text:span text:style-name="Source_20_Text"><text:span text:style-name="T3">exit</text:span></text:span></text:p>
      <text:p text:style-name="Text_20_body">Cette gestion des utilisateurs, des groupes et des droits constitue l’un des piliers de la <text:span text:style-name="Strong_20_Emphasis">sécurité sous Linux</text:span> et permet un partage sûr et contrôlé des ressources sur une même machine.</text:p>
      <text:h text:style-name="Heading_20_2" text:outline-level="2"><text:bookmark-start text:name="__RefHeading___Toc117_2670804901"/><text:span text:style-name="T7">Redirections et tuyaux sous Linux – </text:span><text:span text:style-name="T9">04</text:span><text:bookmark-end text:name="__RefHeading___Toc117_2670804901"/></text:h>
      <text:p text:style-name="Text_20_body"><text:span text:style-name="T9"/></text:p>
      <text:p text:style-name="Text_20_body">Sous Linux, chaque programme s’exécute en communiquant avec son environnement à travers des <text:span text:style-name="Strong_20_Emphasis">entrées et sorties standards</text:span>. Par défaut, l’entrée standard correspond au clavier, tandis que la sortie standard et la sortie d’erreur sont affichées à l’écran. Le shell permet de modifier ce comportement grâce aux <text:span text:style-name="Strong_20_Emphasis">redirections</text:span> et aux <text:span text:style-name="Strong_20_Emphasis">tuyaux</text:span>, qui constituent des mécanismes fondamentaux pour automatiser et combiner des commandes.</text:p>
      <text:h text:style-name="Heading_20_3" text:outline-level="3"><text:bookmark-start text:name="__RefHeading___Toc119_2670804901"/>Entrée et sorties standards<text:bookmark-end text:name="__RefHeading___Toc119_2670804901"/></text:h>
      <text:p text:style-name="Text_20_body">Tout processus dispose de trois canaux de communication. L’<text:span text:style-name="Strong_20_Emphasis">entrée standard</text:span>, appelée <text:span text:style-name="Emphasis">stdin</text:span>, est utilisée pour recevoir des données, généralement depuis le clavier. La <text:span text:style-name="Strong_20_Emphasis">sortie standard</text:span>, ou <text:span text:style-name="Emphasis">stdout</text:span>, est utilisée pour afficher les résultats normaux du programme. Enfin, la <text:span text:style-name="Strong_20_Emphasis">sortie d’erreur</text:span>, ou <text:span text:style-name="Emphasis">stderr</text:span>, est réservée aux messages d’erreur. Par défaut, ces trois flux sont reliés au terminal.</text:p>
      <text:p text:style-name="Text_20_body">Ces flux sont identifiés par des numéros :</text:p>
      <text:list text:style-name="L1">
        <text:list-item>
          <text:p text:style-name="P24">0 pour l’entrée standard,</text:p>
        </text:list-item>
        <text:list-item>
          <text:p text:style-name="P24">1 pour la sortie standard,</text:p>
        </text:list-item>
        <text:list-item>
          <text:p text:style-name="P24">2 pour la sortie d’erreur.</text:p>
        </text:list-item>
      </text:list>
      <text:p text:style-name="Text_20_body">Lorsqu’un programme écrit sur sa sortie standard, il n’a aucune connaissance de l’endroit réel où cette sortie est envoyée. C’est le shell qui décide si les données vont vers l’écran, un fichier ou un autre programme.</text:p>
      <text:h text:style-name="Heading_20_2" text:outline-level="2"><text:bookmark-start text:name="__RefHeading___Toc121_2670804901"/><text:soft-page-break/>Principe de la redirection<text:bookmark-end text:name="__RefHeading___Toc121_2670804901"/></text:h>
      <text:p text:style-name="Text_20_body">La <text:span text:style-name="Strong_20_Emphasis">redirection</text:span> consiste à demander au shell de connecter une entrée ou une sortie standard à un fichier au lieu du terminal. Cette opération est totalement transparente pour le programme exécuté, qui ne sait pas qu’il est redirigé.</text:p>
      <text:p text:style-name="Text_20_body">Par exemple, la commande suivante redirige la sortie de <text:span text:style-name="Source_20_Text">ls</text:span> vers un fichier :</text:p>
      <text:p text:style-name="P11"><text:span text:style-name="Source_20_Text"><text:span text:style-name="T3">ls &gt; out</text:span></text:span></text:p>
      <text:p text:style-name="Text_20_body">Le fichier <text:span text:style-name="Source_20_Text">out</text:span> est alors créé (ou vidé s’il existe déjà) et contient le résultat de la commande. Si l’on souhaite ajouter le résultat à la fin du fichier sans l’effacer, on utilise :</text:p>
      <text:p text:style-name="P11"><text:span text:style-name="Source_20_Text"><text:span text:style-name="T3">ls &gt;&gt; out</text:span></text:span></text:p>
      <text:p text:style-name="Text_20_body">Il est également possible de rediriger l’entrée standard depuis un fichier :</text:p>
      <text:p text:style-name="P11"><text:span text:style-name="Source_20_Text"><text:span text:style-name="T3">commande &lt; file</text:span></text:span></text:p>
      <text:p text:style-name="Text_20_body">Dans ce cas, le programme lit ses données dans le fichier au lieu du clavier.</text:p>
      <text:h text:style-name="Heading_20_3" text:outline-level="3"><text:bookmark-start text:name="__RefHeading___Toc123_2670804901"/>Redirection des erreurs<text:bookmark-end text:name="__RefHeading___Toc123_2670804901"/></text:h>
      <text:p text:style-name="Text_20_body">Par défaut, les messages d’erreur s’affichent à l’écran. Il est possible de les rediriger vers un fichier spécifique à l’aide de la redirection associée à <text:span text:style-name="Emphasis">stderr</text:span> :</text:p>
      <text:p text:style-name="P11"><text:span text:style-name="Source_20_Text"><text:span text:style-name="T3">commande 2&gt; erreurs</text:span></text:span></text:p>
      <text:p text:style-name="Text_20_body">Pour rediriger à la fois la sortie standard et la sortie d’erreur vers un même fichier, on utilise :</text:p>
      <text:p text:style-name="P11"><text:span text:style-name="Source_20_Text"><text:span text:style-name="T3">commande &amp;&gt; fichier</text:span></text:span></text:p>
      <text:h text:style-name="Heading_20_3" text:outline-level="3"><text:bookmark-start text:name="__RefHeading___Toc125_2670804901"/>Fichier ou entrée standard<text:bookmark-end text:name="__RefHeading___Toc125_2670804901"/></text:h>
      <text:p text:style-name="Text_20_body">Certaines commandes peuvent fonctionner soit avec un fichier passé en paramètre, soit en lisant directement l’entrée standard. C’est le cas de la commande <text:span text:style-name="Source_20_Text">cat</text:span>. Par exemple :</text:p>
      <text:p text:style-name="P11"><text:span text:style-name="Source_20_Text"><text:span text:style-name="T3">cat fichier</text:span></text:span></text:p>
      <text:p text:style-name="Text_20_body">affiche le contenu du fichier sur la sortie standard. En revanche :</text:p>
      <text:p text:style-name="P11"><text:span text:style-name="Source_20_Text"><text:span text:style-name="T3">cat</text:span></text:span></text:p>
      <text:p text:style-name="Text_20_body">lit les données saisies au clavier jusqu’à ce que l’utilisateur indique la fin de l’entrée avec la combinaison de touches <text:span text:style-name="Source_20_Text">&lt;Ctrl&gt;d</text:span>.</text:p>
      <text:p text:style-name="Text_20_body">La commande suivante a le même effet que <text:span text:style-name="Source_20_Text">cat fichier</text:span>, mais utilise une redirection :</text:p>
      <text:p text:style-name="P11"><text:span text:style-name="Source_20_Text"><text:span text:style-name="T3">cat &lt; fichier</text:span></text:span></text:p>
      <text:p text:style-name="Text_20_body">Dans ce cas, c’est le shell qui ouvre le fichier et le connecte à l’entrée standard avant de lancer la commande.</text:p>
      <text:h text:style-name="Heading_20_3" text:outline-level="3"><text:bookmark-start text:name="__RefHeading___Toc127_2670804901"/><text:soft-page-break/>Exemples de redirections<text:bookmark-end text:name="__RefHeading___Toc127_2670804901"/></text:h>
      <text:p text:style-name="Text_20_body">Les redirections permettent de réaliser facilement des opérations courantes sur les fichiers. Par exemple, pour copier le contenu d’un fichier dans un autre :</text:p>
      <text:p text:style-name="P11"><text:span text:style-name="Source_20_Text"><text:span text:style-name="T3">cat &lt; file1 &gt; file2</text:span></text:span></text:p>
      <text:p text:style-name="Text_20_body">Pour ajouter le contenu d’un fichier à la fin d’un autre :</text:p>
      <text:p text:style-name="P11"><text:span text:style-name="Source_20_Text"><text:span text:style-name="T3">cat &lt; file1 &gt;&gt; file2</text:span></text:span></text:p>
      <text:p text:style-name="Text_20_body">Pour séparer les résultats normaux et les messages d’erreur d’une commande :</text:p>
      <text:p text:style-name="P11"><text:span text:style-name="Source_20_Text"><text:span text:style-name="T3">find / -name test &gt; res 2&gt; err</text:span></text:span></text:p>
      <text:p text:style-name="Text_20_body">Pour ajouter une ligne à la fin d’un fichier :</text:p>
      <text:p text:style-name="P11"><text:span text:style-name="Source_20_Text"><text:span text:style-name="T3">echo "- Étudier" &gt;&gt; todo</text:span></text:span></text:p>
      <text:h text:style-name="Heading_20_3" text:outline-level="3"><text:bookmark-start text:name="__RefHeading___Toc129_2670804901"/>Les tuyaux (pipes)<text:bookmark-end text:name="__RefHeading___Toc129_2670804901"/></text:h>
      <text:p text:style-name="Text_20_body">Les <text:span text:style-name="Strong_20_Emphasis">tuyaux</text:span>, représentés par le caractère <text:span text:style-name="Source_20_Text">|</text:span>, permettent de relier la sortie standard d’une commande à l’entrée standard d’une autre. Ce mécanisme est particulièrement puissant car il permet de combiner plusieurs commandes simples pour réaliser une tâche complexe.</text:p>
      <text:p text:style-name="Text_20_body">Un tuyau n’a de sens que si la première commande produit des données sur <text:span text:style-name="Emphasis">stdout</text:span> et si la seconde est capable de lire des données sur <text:span text:style-name="Emphasis">stdin</text:span>. Par exemple :</text:p>
      <text:p text:style-name="P11"><text:span text:style-name="Source_20_Text"><text:span text:style-name="T3">find ~ -name test | less</text:span></text:span></text:p>
      <text:p text:style-name="Text_20_body">Ici, la liste produite par <text:span text:style-name="Source_20_Text">find</text:span> est transmise directement à <text:span text:style-name="Source_20_Text">less</text:span> pour un affichage paginé.</text:p>
      <text:h text:style-name="Heading_20_3" text:outline-level="3"><text:bookmark-start text:name="__RefHeading___Toc131_2670804901"/>Enchaînement de commandes et filtres<text:bookmark-end text:name="__RefHeading___Toc131_2670804901"/></text:h>
      <text:p text:style-name="Text_20_body">Linux repose sur le principe <text:span text:style-name="Strong_20_Emphasis">KISS</text:span> (<text:span text:style-name="Emphasis">Keep It Simple, Stupid</text:span>). De nombreuses commandes sont conçues comme des <text:span text:style-name="Strong_20_Emphasis">filtres</text:span> : elles lisent des données sur l’entrée standard, les transforment, puis les renvoient sur la sortie standard. Chaque commande fait une tâche simple, mais leur enchaînement permet de résoudre des problèmes complexes.</text:p>
      <text:p text:style-name="Text_20_body">Par exemple :</text:p>
      <text:p text:style-name="P11"><text:span text:style-name="Source_20_Text"><text:span text:style-name="T3">cat test | grep mot | grep autre</text:span></text:span></text:p>
      <text:p text:style-name="Text_20_body">Chaque commande filtre progressivement les données produites par la précédente.</text:p>
      <text:h text:style-name="Heading_20_3" text:outline-level="3"><text:bookmark-start text:name="__RefHeading___Toc133_2670804901"/>Exemples complets avec tuyaux<text:bookmark-end text:name="__RefHeading___Toc133_2670804901"/></text:h>
      <text:p text:style-name="Text_20_body">Pour compter le nombre d’utilisateurs actuellement connectés :</text:p>
      <text:p text:style-name="P11"><text:span text:style-name="Source_20_Text"><text:span text:style-name="T3">who | cut -d " " -f 1 | sort | uniq | wc -l</text:span></text:span></text:p>
      <text:p text:style-name="Text_20_body">Pour afficher les trois dossiers les plus volumineux du dossier personnel :</text:p>
      <text:p text:style-name="P11"><text:span text:style-name="Source_20_Text"><text:span text:style-name="T3">du -h ~/* | sort -hr | head -3</text:span></text:span></text:p>
      <text:p text:style-name="Text_20_body"><text:soft-page-break/>Dans ces exemples, chaque commande joue un rôle précis, et les tuyaux permettent de transmettre les données d’une étape à la suivante.</text:p>
      <text:p text:style-name="Text_20_body">Les <text:span text:style-name="Strong_20_Emphasis">redirections</text:span> et les <text:span text:style-name="Strong_20_Emphasis">tuyaux</text:span> sont des outils essentiels sous Linux. Ils permettent d’exploiter pleinement la puissance du shell en automatisant le traitement de données, en combinant des commandes simples et en construisant des chaînes de traitement efficaces et élégantes.</text:p>
      <text:h text:style-name="P22" text:outline-level="2"><text:bookmark-start text:name="__RefHeading___Toc135_2670804901"/>Le noyau d’un système d’exploitation – <text:span text:style-name="T11">0</text:span><text:span text:style-name="T12">5</text:span><text:bookmark-end text:name="__RefHeading___Toc135_2670804901"/></text:h>
      <text:p text:style-name="Text_20_body"><text:span text:style-name="T10"/></text:p>
      <text:p text:style-name="Text_20_body">Le <text:span text:style-name="Strong_20_Emphasis">noyau</text:span> est la composante logicielle centrale d’un système d’exploitation. Il s’agit d’un programme chargé en mémoire vive au démarrage de la machine et qui reste actif tant que le système fonctionne. Les termes <text:span text:style-name="Emphasis">système d’exploitation</text:span> et <text:span text:style-name="Emphasis">noyau</text:span> sont parfois utilisés comme des synonymes, mais en réalité, Linux désigne strictement le noyau, tandis que <text:span text:style-name="Strong_20_Emphasis">GNU/Linux</text:span> désigne l’ensemble formé par le noyau et les outils logiciels qui l’entourent.</text:p>
      <text:p text:style-name="Text_20_body">On peut définir le noyau à travers les services fondamentaux qu’il rend : il agit comme une <text:span text:style-name="Strong_20_Emphasis">machine étendue</text:span>, un <text:span text:style-name="Strong_20_Emphasis">gestionnaire de ressources</text:span>, il permet le <text:span text:style-name="Strong_20_Emphasis">démarrage</text:span> du système, fournit des <text:span text:style-name="Strong_20_Emphasis">appels système</text:span>, gère les <text:span text:style-name="Strong_20_Emphasis">interruptions</text:span>, les <text:span text:style-name="Strong_20_Emphasis">processus</text:span> et les <text:span text:style-name="Strong_20_Emphasis">démons</text:span>, et garantit la sécurité grâce aux niveaux de privilèges.</text:p>
      <text:h text:style-name="Heading_20_3" text:outline-level="3"><text:bookmark-start text:name="__RefHeading___Toc137_2670804901"/>Le noyau comme machine étendue<text:bookmark-end text:name="__RefHeading___Toc137_2670804901"/></text:h>
      <text:p text:style-name="Text_20_body">À l’origine, une machine informatique simplifiée se compose uniquement d’un processeur (CPU) et de mémoire (RAM). Le noyau transforme cette machine minimale en une <text:span text:style-name="Strong_20_Emphasis">machine étendue</text:span> en y intégrant la gestion des périphériques comme le clavier, la souris, l’écran, la carte réseau, le disque dur ou encore l’imprimante.</text:p>
      <text:p text:style-name="Text_20_body">Cette gestion repose sur des <text:span text:style-name="Strong_20_Emphasis">pilotes</text:span> (<text:span text:style-name="Emphasis">drivers</text:span>), qui sont des morceaux de code intégrés au système. Les pilotes servent d’intermédiaires entre les programmes et le matériel. Ils facilitent le dialogue, vérifient que l’accès est autorisé, préservent l’état du périphérique et masquent les détails techniques du matériel. Sans pilotes, un programme pourrait écrire n’importe où sur le disque ou interagir dangereusement avec le matériel.</text:p>
      <text:h text:style-name="Heading_20_3" text:outline-level="3"><text:bookmark-start text:name="__RefHeading___Toc139_2670804901"/>Appels système et interruptions<text:bookmark-end text:name="__RefHeading___Toc139_2670804901"/></text:h>
      <text:p text:style-name="Text_20_body">Lorsqu’un programme souhaite accéder à un périphérique, il ne peut pas le faire directement. Il effectue un <text:span text:style-name="Strong_20_Emphasis">appel système</text:span>, c’est-à-dire une demande officielle au noyau. À l’inverse, lorsqu’un événement matériel survient (pression d’une touche, fin d’une lecture disque), le matériel déclenche une <text:span text:style-name="Strong_20_Emphasis">interruption</text:span>, qui force l’exécution d’un code du noyau.</text:p>
      <text:p text:style-name="Text_20_body">Dans les deux cas, c’est toujours le noyau qui prend la main. Par exemple, lors de la lecture d’un fichier, le processus demande la lecture via un appel système, puis est bloqué pendant que le disque travaille. Lorsque la lecture est terminée, le périphérique déclenche une interruption, le noyau débloque le processus, et celui-ci peut reprendre son exécution.</text:p>
      <text:h text:style-name="Heading_20_3" text:outline-level="3"><text:bookmark-start text:name="__RefHeading___Toc141_2670804901"/><text:soft-page-break/>Les appels système<text:bookmark-end text:name="__RefHeading___Toc141_2670804901"/></text:h>
      <text:p text:style-name="Text_20_body">L’utilisateur n’interagit jamais directement avec le noyau. Il passe par des programmes, qu’ils soient graphiques ou en ligne de commande. Ces programmes utilisent des <text:span text:style-name="Strong_20_Emphasis">appels système</text:span>, qui sont des fonctions fournies par le noyau et identifiées par un numéro.</text:p>
      <text:p text:style-name="Text_20_body">Les appels système sont documentés dans les pages de manuel de section 2. Par exemple :</text:p>
      <text:p text:style-name="P11"><text:span text:style-name="Source_20_Text"><text:span text:style-name="T3">man 2 write</text:span></text:span></text:p>
      <text:p text:style-name="Text_20_body">Quelques appels système courants sont :</text:p>
      <text:list text:style-name="L2">
        <text:list-item>
          <text:p text:style-name="P25"><text:span text:style-name="Source_20_Text">read</text:span> : lire des données (fichier, clavier)</text:p>
        </text:list-item>
        <text:list-item>
          <text:p text:style-name="P25"><text:span text:style-name="Source_20_Text">open</text:span> : ouvrir ou créer un fichier</text:p>
        </text:list-item>
        <text:list-item>
          <text:p text:style-name="P25"><text:span text:style-name="Source_20_Text">fork</text:span> : créer un nouveau processus</text:p>
        </text:list-item>
        <text:list-item>
          <text:p text:style-name="P25"><text:span text:style-name="Source_20_Text">exit</text:span> : terminer un processus</text:p>
        </text:list-item>
        <text:list-item>
          <text:p text:style-name="P25"><text:span text:style-name="Source_20_Text">mkdir</text:span> : créer un répertoire</text:p>
        </text:list-item>
        <text:list-item>
          <text:p text:style-name="P25"><text:span text:style-name="Source_20_Text">chmod</text:span> : modifier les droits d’accès</text:p>
        </text:list-item>
      </text:list>
      <text:p text:style-name="Text_20_body">Pour lire un fichier, un programme effectue typiquement les appels suivants :</text:p>
      <text:p text:style-name="P10"><text:span text:style-name="Source_20_Text">fd = open(pathname, flags)</text:span></text:p>
      <text:p text:style-name="P12"><text:span text:style-name="Source_20_Text">read(fd, buf, count)</text:span></text:p>
      <text:p text:style-name="P13"><text:span text:style-name="Source_20_Text">close(fd)</text:span></text:p>
      <text:p text:style-name="Text_20_body">Les descripteurs <text:span text:style-name="Source_20_Text">0</text:span>, <text:span text:style-name="Source_20_Text">1</text:span> et <text:span text:style-name="Source_20_Text">2</text:span> correspondent respectivement à l’entrée standard, la sortie standard et la sortie d’erreur, que tu as déjà rencontrées avec les redirections.</text:p>
      <text:h text:style-name="Heading_20_3" text:outline-level="3"><text:bookmark-start text:name="__RefHeading___Toc143_2670804901"/>Le noyau comme gestionnaire de ressources - <text:bookmark-end text:name="__RefHeading___Toc143_2670804901"/></text:h>
      <text:p text:style-name="Text_20_body">Le noyau joue également le rôle de <text:span text:style-name="Strong_20_Emphasis">gestionnaire de ressources</text:span>. Certaines ressources sont dites <text:span text:style-name="Strong_20_Emphasis">non partageables</text:span>, car elles ne peuvent être utilisées simultanément par plusieurs processus. C’est le cas du processeur, de la mémoire vive ou encore d’une imprimante.</text:p>
      <text:p text:style-name="Text_20_body">Pour gérer ces ressources, le noyau utilise différents mécanismes. L’<text:span text:style-name="Strong_20_Emphasis">ordonnanceur</text:span> attribue le processeur aux processus de manière équitable. Le <text:span text:style-name="Strong_20_Emphasis">chargeur</text:span> place les programmes en mémoire. Le <text:span text:style-name="Strong_20_Emphasis">spooler d’impression</text:span> gère les files d’attente pour l’impression. Ces composants garantissent que chaque processus obtient les ressources nécessaires sans bloquer les autres.</text:p>
      <text:h text:style-name="Heading_20_3" text:outline-level="3"><text:bookmark-start text:name="__RefHeading___Toc145_2670804901"/>Le démarrage du système<text:bookmark-end text:name="__RefHeading___Toc145_2670804901"/></text:h>
      <text:p text:style-name="Text_20_body">Au démarrage de la machine, la mémoire vive est vide. Or, aucun programme ne peut s’exécuter s’il n’est pas chargé en RAM. Le démarrage se fait donc en plusieurs étapes.</text:p>
      <text:p text:style-name="Text_20_body">La première étape repose sur le <text:span text:style-name="Strong_20_Emphasis">firmware</text:span>, appelé BIOS (ancien) ou UEFI (récent). Ce programme est stocké dans une mémoire non volatile et initialise le matériel avant de charger la suite du processus.</text:p>
      <text:p text:style-name="Text_20_body"><text:soft-page-break/>La deuxième étape est assurée par le <text:span text:style-name="Strong_20_Emphasis">bootloader</text:span>, comme GRUB ou LILO sous Linux. Il est chargé de proposer éventuellement un choix de système d’exploitation, puis de charger le noyau en mémoire et de lui transmettre le contrôle.</text:p>
      <text:h text:style-name="Heading_20_3" text:outline-level="3"><text:bookmark-start text:name="__RefHeading___Toc147_2670804901"/>Explorer le noyau et le système<text:bookmark-end text:name="__RefHeading___Toc147_2670804901"/></text:h>
      <text:p text:style-name="Text_20_body">Il est possible d’interroger le système pour obtenir des informations sur le matériel et le noyau. Sous Linux, le répertoire virtuel <text:span text:style-name="Source_20_Text">/proc</text:span> fournit une interface vers l’état interne du système.</text:p>
      <text:p text:style-name="Text_20_body">Par exemple, pour connaître la quantité de mémoire vive :</text:p>
      <text:p text:style-name="P11"><text:span text:style-name="Source_20_Text"><text:span text:style-name="T3">cat /proc/meminfo | grep MemTotal</text:span></text:span></text:p>
      <text:p text:style-name="Text_20_body">Pour connaître le processeur :</text:p>
      <text:p text:style-name="P11"><text:span text:style-name="Source_20_Text"><text:span text:style-name="T3">cat /proc/cpuinfo | grep "model name"</text:span></text:span></text:p>
      <text:p text:style-name="Text_20_body">Pour afficher le nom et la version du noyau :</text:p>
      <text:p text:style-name="P11"><text:span text:style-name="Source_20_Text"><text:span text:style-name="T3">uname -sr</text:span></text:span></text:p>
      <text:h text:style-name="Heading_20_3" text:outline-level="3"><text:bookmark-start text:name="__RefHeading___Toc149_2670804901"/>Les rings et les privilèges<text:bookmark-end text:name="__RefHeading___Toc149_2670804901"/></text:h>
      <text:p text:style-name="Text_20_body">Le noyau doit disposer de plus de privilèges que les programmes utilisateurs. Cette séparation est assurée par le mécanisme des <text:span text:style-name="Strong_20_Emphasis">rings</text:span> du processeur. Le code du noyau s’exécute en <text:span text:style-name="Strong_20_Emphasis">ring 0</text:span>, le mode le plus privilégié, avec accès total à la mémoire et au matériel. Les programmes utilisateurs s’exécutent en <text:span text:style-name="Strong_20_Emphasis">ring 3</text:span>, un mode non privilégié, qui limite leur accès aux ressources.</text:p>
      <text:p text:style-name="Text_20_body">Cette séparation garantit la stabilité et la sécurité du système. Les programmes doivent passer par les appels système pour accéder au matériel, ce qui permet au noyau de contrôler toutes les opérations sensibles.</text:p>
      <text:h text:style-name="Heading_20_3" text:outline-level="3"><text:bookmark-start text:name="__RefHeading___Toc151_2670804901"/>Les démons<text:bookmark-end text:name="__RefHeading___Toc151_2670804901"/></text:h>
      <text:p text:style-name="Text_20_body">Les <text:span text:style-name="Strong_20_Emphasis">démons</text:span> sont des programmes qui font partie du système d’exploitation et qui s’exécutent en permanence en arrière-plan. Ils démarrent avec le système et fournissent des services essentiels, comme la gestion du réseau, des impressions ou des tâches planifiées.</text:p>
      <text:p text:style-name="Text_20_body">Pour afficher les démons en cours d’exécution :</text:p>
      <text:p text:style-name="P11"><text:span text:style-name="Source_20_Text"><text:span text:style-name="T3">ps -eo "euser,pid,comm"</text:span></text:span></text:p>
      <text:p text:style-name="Text_20_body">Ces processus sont généralement exécutés avec des privilèges élevés et assurent le bon fonctionnement continu du système.</text:p>
      <text:h text:style-name="Heading_20_3" text:outline-level="3"><text:bookmark-start text:name="__RefHeading___Toc153_2670804901"/>Récapitulatif<text:bookmark-end text:name="__RefHeading___Toc153_2670804901"/></text:h>
      <text:p text:style-name="Text_20_body">En résumé, le système d’exploitation repose sur deux grands éléments. D’une part, du <text:span text:style-name="Strong_20_Emphasis">code</text:span>, comprenant les appels système, les gestionnaires d’interruptions, l’ordonnanceur, les chargeurs et les démons. D’autre part, des <text:span text:style-name="Strong_20_Emphasis">données</text:span>, stockées en mémoire et sur disque, comme les tables internes et les structures de gestion.</text:p>
      <text:p text:style-name="Text_20_body"><text:soft-page-break/>Le noyau est donc le cœur du système : il relie le matériel aux logiciels, gère les ressources, assure la sécurité et rend possible l’exécution de tous les programmes.</text:p>
      <text:h text:style-name="P22" text:outline-level="2"><text:bookmark-start text:name="__RefHeading___Toc155_2670804901"/>Technologies de stockage : HDD et SSD – <text:span text:style-name="T13">07</text:span><text:bookmark-end text:name="__RefHeading___Toc155_2670804901"/></text:h>
      <text:p text:style-name="Text_20_body"><text:span text:style-name="T4"/></text:p>
      <text:p text:style-name="Text_20_body">Il existe principalement deux grandes technologies de stockage. Les <text:span text:style-name="Strong_20_Emphasis">HDD</text:span> (<text:span text:style-name="Emphasis">Hard Disk Drive</text:span>) sont des disques magnétiques composés de plateaux en rotation rapide. Des têtes de lecture et d’écriture se déplacent mécaniquement au-dessus de ces plateaux pour accéder aux données. Cette mécanique induit des temps de latence, rend les disques sensibles aux chocs, mais permet un coût par gigaoctet relativement faible.</text:p>
      <text:p text:style-name="Text_20_body">Les <text:span text:style-name="Strong_20_Emphasis">SSD</text:span> (<text:span text:style-name="Emphasis">Solid State Drive</text:span>), quant à eux, sont constitués de mémoires à semi-conducteurs. Ils ne comportent aucune pièce mobile, ce qui les rend beaucoup plus rapides, silencieux et résistants aux chocs. En contrepartie, leur coût est plus élevé et les cellules mémoire ont une durée de vie limitée en nombre d’écritures. Il est courant de combiner les deux technologies, par exemple un SSD pour le système et un HDD pour le stockage massif des données.</text:p>
      <text:h text:style-name="Heading_20_3" text:outline-level="3"><text:bookmark-start text:name="__RefHeading___Toc157_2670804901"/>Organisation physique d’un disque dur<text:bookmark-end text:name="__RefHeading___Toc157_2670804901"/></text:h>
      <text:p text:style-name="Text_20_body">Un disque dur est constitué de plusieurs <text:span text:style-name="Strong_20_Emphasis">plateaux</text:span> fixés sur un axe central, chacun recouvert d’une surface magnétique. Les données sont organisées en <text:span text:style-name="Strong_20_Emphasis">pistes</text:span>, qui sont des cercles concentriques, eux-mêmes découpés en <text:span text:style-name="Strong_20_Emphasis">secteurs</text:span>, qui constituent la plus petite unité physique de stockage, généralement de 512 octets. Un <text:span text:style-name="Strong_20_Emphasis">cylindre</text:span> correspond à l’ensemble des pistes accessibles sans déplacer les têtes de lecture.</text:p>
      <text:p text:style-name="Text_20_body">Accéder à des données situées sur le même cylindre est plus rapide, car cela évite les déplacements mécaniques des têtes. Pour cette raison, les systèmes cherchent à regrouper les données liées afin d’améliorer les performances.</text:p>
      <text:h text:style-name="Heading_20_3" text:outline-level="3"><text:bookmark-start text:name="__RefHeading___Toc159_2670804901"/>Abstraction du stockage : le LBA<text:bookmark-end text:name="__RefHeading___Toc159_2670804901"/></text:h>
      <text:p text:style-name="Text_20_body">Quelle que soit la technologie utilisée, les secteurs du disque sont numérotés à partir de zéro. Cette numérotation s’appelle le <text:span text:style-name="Strong_20_Emphasis">LBA</text:span> (<text:span text:style-name="Emphasis">Logical Block Address</text:span>). Le système d’exploitation travaille avec ces adresses logiques, qui sont ensuite traduites en adresses physiques adaptées au matériel sous-jacent.</text:p>
      <text:h text:style-name="Heading_20_3" text:outline-level="3"><text:bookmark-start text:name="__RefHeading___Toc161_2670804901"/>Le rôle du système de fichiers<text:bookmark-end text:name="__RefHeading___Toc161_2670804901"/></text:h>
      <text:p text:style-name="Text_20_body">Un disque ou une partition n’est fondamentalement qu’une suite de bytes regroupés en secteurs. Le <text:span text:style-name="Strong_20_Emphasis">système de fichiers</text:span> définit comment ces bytes sont organisés pour former des fichiers et des répertoires. Il fournit une vue logique du disque et doit assurer trois fonctions essentielles : allouer l’espace aux fichiers, localiser les fichiers existants et gérer l’espace libre.</text:p>
      <text:h text:style-name="Heading_20_3" text:outline-level="3"><text:bookmark-start text:name="__RefHeading___Toc163_2670804901"/>Allocation contiguë<text:bookmark-end text:name="__RefHeading___Toc163_2670804901"/></text:h>
      <text:p text:style-name="Text_20_body">L’<text:span text:style-name="Strong_20_Emphasis">allocation contiguë</text:span> consiste à stocker les données d’un fichier dans une suite de secteurs consécutifs sur le disque. Cette méthode permet des lectures très rapides, car les déplacements des <text:soft-page-break/>têtes sont minimisés. Cependant, elle souffre fortement de la <text:span text:style-name="Strong_20_Emphasis">fragmentation externe</text:span> : à mesure que des fichiers sont créés, supprimés et modifiés, l’espace libre se fragmente, rendant difficile l’allocation de grands fichiers sans déplacer des données existantes. Cette approche est donc surtout adaptée aux supports en lecture seule comme les CD ou les DVD.</text:p>
      <text:h text:style-name="Heading_20_3" text:outline-level="3"><text:bookmark-start text:name="__RefHeading___Toc165_2670804901"/>Allocation par blocs<text:bookmark-end text:name="__RefHeading___Toc165_2670804901"/></text:h>
      <text:p text:style-name="Text_20_body">La majorité des systèmes de fichiers modernes utilisent une <text:span text:style-name="Strong_20_Emphasis">allocation par blocs</text:span>. Un <text:span text:style-name="Strong_20_Emphasis">bloc</text:span> (ou cluster) est une unité logique composée d’un nombre fixe de secteurs. Les blocs sont numérotés et constituent l’unité d’allocation et d’accès des fichiers. Les blocs d’un fichier ne sont pas nécessairement contigus sur le disque, ce qui simplifie l’ajout et la suppression de données.</text:p>
      <text:p text:style-name="Text_20_body">Par exemple, un fichier de 1 byte occupe malgré tout un bloc entier sur le disque. On peut l’observer avec les commandes suivantes :</text:p>
      <text:p text:style-name="P10"><text:span text:style-name="Source_20_Text"><text:span text:style-name="T3">echo -n a &gt; f</text:span></text:span></text:p>
      <text:p text:style-name="P12"><text:span text:style-name="Source_20_Text"><text:span text:style-name="T3">ls -l f</text:span></text:span></text:p>
      <text:p text:style-name="P13"><text:span text:style-name="Source_20_Text"><text:span text:style-name="T3">du -h f</text:span></text:span></text:p>
      <text:p text:style-name="Text_20_body">Même si le fichier est très petit, il consomme un bloc complet, typiquement de 4 KiB. Lorsqu’un fichier dépasse la taille d’un bloc, un nouveau bloc est alloué, ce qui peut entraîner une <text:span text:style-name="Strong_20_Emphasis">fragmentation interne</text:span> (espace inutilisé dans le dernier bloc) et une <text:span text:style-name="Strong_20_Emphasis">fragmentation des fichiers</text:span> (blocs dispersés).</text:p>
      <text:h text:style-name="Heading_20_3" text:outline-level="3"><text:bookmark-start text:name="__RefHeading___Toc167_2670804901"/>Choix de la taille des blocs<text:bookmark-end text:name="__RefHeading___Toc167_2670804901"/></text:h>
      <text:p text:style-name="Text_20_body">La taille des blocs est un compromis. De grands blocs réduisent la taille des structures d’index mais augmentent la perte d’espace interne. De petits blocs limitent la perte d’espace mais augmentent la fragmentation et le nombre d’accès disque. Ce choix est effectué lors du <text:span text:style-name="Strong_20_Emphasis">formatage</text:span> et dépend du type d’utilisation prévu.</text:p>
      <text:h text:style-name="Heading_20_3" text:outline-level="3"><text:bookmark-start text:name="__RefHeading___Toc169_2670804901"/>Formatage et répertoires<text:bookmark-end text:name="__RefHeading___Toc169_2670804901"/></text:h>
      <text:p text:style-name="Text_20_body">Le <text:span text:style-name="Strong_20_Emphasis">formatage</text:span> consiste à créer un système de fichiers sur une partition. Cette opération ajoute des métadonnées décrivant la structure du système, comme la taille des blocs ou l’emplacement des tables internes. Une partie de l’espace disque est donc réservée à ces métadonnées.</text:p>
      <text:p text:style-name="Text_20_body">Les <text:span text:style-name="Strong_20_Emphasis">répertoires</text:span> sont des structures particulières qui contiennent non pas les données des fichiers, mais leurs métadonnées : nom, attributs et informations de localisation. Ils jouent un rôle central dans la navigation et la localisation des fichiers.</text:p>
      <text:h text:style-name="Heading_20_3" text:outline-level="3"><text:bookmark-start text:name="__RefHeading___Toc171_2670804901"/>Localisation des fichiers : FAT et inodes<text:bookmark-end text:name="__RefHeading___Toc171_2670804901"/></text:h>
      <text:p text:style-name="Text_20_body">Pour retrouver les blocs d’un fichier, deux grandes techniques existent. La première est la <text:span text:style-name="Strong_20_Emphasis">table d’index FAT</text:span>, utilisée notamment sous Windows. Une table unique décrit pour chaque bloc le numéro du bloc suivant dans le fichier. Cette table peut devenir très volumineuse pour de grandes partitions.</text:p>
      <text:p text:style-name="Text_20_body"><text:soft-page-break/>La seconde technique est utilisée par Unix et Linux à travers les <text:span text:style-name="Strong_20_Emphasis">inodes</text:span>. Un inode est une structure de données associée à chaque fichier et contenant ses métadonnées, y compris la liste des blocs utilisés. Les inodes sont stockés dans une table et sont beaucoup plus compacts que les tables FAT.</text:p>
      <text:h text:style-name="Heading_20_3" text:outline-level="3"><text:bookmark-start text:name="__RefHeading___Toc173_2670804901"/>Gestion de l’espace libre<text:bookmark-end text:name="__RefHeading___Toc173_2670804901"/></text:h>
      <text:p text:style-name="Text_20_body">Lorsqu’un fichier est créé ou agrandi, le système doit identifier des blocs libres. Deux méthodes principales existent. La <text:span text:style-name="Strong_20_Emphasis">liste de blocs libres</text:span> maintient une liste des numéros de blocs disponibles, mais devient désordonnée avec le temps. La <text:span text:style-name="Strong_20_Emphasis">table de bits</text:span>, utilisée par ext2 ou exFAT, représente l’état de chaque bloc par un bit indiquant s’il est libre ou occupé. Cette méthode facilite la recherche de blocs contigus et améliore les performances.</text:p>
      <text:h text:style-name="Heading_20_3" text:outline-level="3"><text:bookmark-start text:name="__RefHeading___Toc175_2670804901"/>Fragmentation<text:bookmark-end text:name="__RefHeading___Toc175_2670804901"/></text:h>
      <text:p text:style-name="Text_20_body">La gestion de l’espace libre est étroitement liée à la <text:span text:style-name="Strong_20_Emphasis">fragmentation</text:span>. La fragmentation externe concerne la dispersion de l’espace libre, la fragmentation des fichiers correspond à la dispersion des blocs d’un même fichier, et la fragmentation interne représente l’espace perdu à l’intérieur des blocs partiellement utilisés. Une bonne gestion vise à limiter ces phénomènes afin de maintenir de bonnes performances.</text:p>
      <text:h text:style-name="Heading_20_3" text:outline-level="3"><text:bookmark-start text:name="__RefHeading___Toc177_2670804901"/>Arborescence unique sous Unix<text:bookmark-end text:name="__RefHeading___Toc177_2670804901"/></text:h>
      <text:p text:style-name="Text_20_body">Contrairement à d’autres systèmes, Unix et Linux utilisent une <text:span text:style-name="Strong_20_Emphasis">arborescence unique</text:span> pour tous les systèmes de fichiers. Plusieurs partitions ou périphériques peuvent être intégrés à cette arborescence grâce à l’outil de montage. Ainsi, tout le stockage est accessible depuis une seule hiérarchie de dossiers, ce qui simplifie l’utilisation et l’administration du système.</text:p>
      <text:p text:style-name="Text_20_body"/>
      <text:p text:style-name="Text_20_body"/>
      <text:p text:style-name="Text_20_body"/>
      <text:h text:style-name="Heading_20_2" text:outline-level="2"><text:bookmark-start text:name="__RefHeading___Toc179_2670804901"/>Les processus sous Linux – <text:span text:style-name="T14">08</text:span><text:bookmark-end text:name="__RefHeading___Toc179_2670804901"/></text:h>
      <text:p text:style-name="Text_20_body"/>
      <text:p text:style-name="Text_20_body">Un <text:span text:style-name="Strong_20_Emphasis">programme</text:span> est une suite d’instructions stockée dans un fichier exécutable. Tant qu’il n’est pas lancé, il reste une entité passive. Lorsqu’il est chargé en mémoire vive pour être exécuté, il devient un <text:span text:style-name="Strong_20_Emphasis">processus</text:span>. Un processus est donc un programme en cours d’exécution, associé à un contexte d’exécution comprenant notamment de la mémoire, des ressources et un identifiant unique.</text:p>
      <text:h text:style-name="Heading_20_3" text:outline-level="3"><text:bookmark-start text:name="__RefHeading___Toc181_2670804901"/>Identifiant de processus (PID)<text:bookmark-end text:name="__RefHeading___Toc181_2670804901"/></text:h>
      <text:p text:style-name="Text_20_body">Sous Linux, chaque processus est identifié de manière unique par un <text:span text:style-name="Strong_20_Emphasis">PID</text:span> (<text:span text:style-name="Emphasis">Process ID</text:span>), qui est un nombre entier attribué par le système. Cet identifiant permet au noyau et aux utilisateurs de référencer précisément un processus donné.</text:p>
      <text:p text:style-name="Text_20_body">Pour afficher les processus en cours d’exécution avec leur PID et le nom de la commande associée, on utilise :</text:p>
      <text:p text:style-name="P11"><text:soft-page-break/><text:span text:style-name="Source_20_Text"><text:span text:style-name="T3">ps -o pid,comm</text:span></text:span></text:p>
      <text:p text:style-name="Text_20_body">L’option <text:span text:style-name="Source_20_Text">-o</text:span> permet de configurer les colonnes affichées. Ici, <text:span text:style-name="Source_20_Text">pid</text:span> correspond à l’identifiant du processus et <text:span text:style-name="Source_20_Text">comm</text:span> au nom de la commande exécutée.</text:p>
      <text:h text:style-name="Heading_20_3" text:outline-level="3"><text:bookmark-start text:name="__RefHeading___Toc183_2670804901"/>Relation parent–enfant entre processus<text:bookmark-end text:name="__RefHeading___Toc183_2670804901"/></text:h>
      <text:p text:style-name="Text_20_body">Un processus n’apparaît jamais spontanément : il est toujours créé par un <text:span text:style-name="Strong_20_Emphasis">autre processus</text:span>, appelé son <text:span text:style-name="Strong_20_Emphasis">parent</text:span>. On parle alors de relation parent–enfant, ou de processus père et fils. Cette relation peut être observée grâce aux options appropriées de la commande <text:span text:style-name="Source_20_Text">ps</text:span>.</text:p>
      <text:p text:style-name="Text_20_body">Par exemple :</text:p>
      <text:p text:style-name="P11"><text:span text:style-name="Source_20_Text"><text:span text:style-name="T3">ps -o ppid,pid,comm</text:span></text:span></text:p>
      <text:p text:style-name="Text_20_body">La colonne <text:span text:style-name="Source_20_Text">ppid</text:span> indique le PID du processus parent. Dans un cas typique, le shell <text:span text:style-name="Source_20_Text">bash</text:span> est le parent de nombreuses commandes exécutées par l’utilisateur, comme <text:span text:style-name="Source_20_Text">ps</text:span> lui-même.</text:p>
      <text:h text:style-name="Heading_20_3" text:outline-level="3"><text:bookmark-start text:name="__RefHeading___Toc185_2670804901"/>Le premier processus : init / systemd<text:bookmark-end text:name="__RefHeading___Toc185_2670804901"/></text:h>
      <text:p text:style-name="Text_20_body">Lors du démarrage d’un système Linux, un tout premier processus est chargé en mémoire. Ce processus n’a pas de parent et constitue la racine de tous les autres. Historiquement, il s’appelait <text:span text:style-name="Strong_20_Emphasis">init</text:span> ; aujourd’hui, il est le plus souvent remplacé par <text:span text:style-name="Strong_20_Emphasis">systemd</text:span>. Ce processus possède généralement le <text:span text:style-name="Strong_20_Emphasis">PID 1</text:span>.</text:p>
      <text:p text:style-name="Text_20_body"><text:span text:style-name="Source_20_Text">systemd</text:span> est responsable du lancement des services du système et de la création de nouveaux processus, notamment ceux associés aux terminaux. Lorsqu’un utilisateur se connecte, un processus shell est créé pour lui, comme défini dans le fichier <text:span text:style-name="Source_20_Text">/etc/passwd</text:span>, généralement <text:span text:style-name="Source_20_Text">/bin/bash</text:span>.</text:p>
      <text:h text:style-name="Heading_20_3" text:outline-level="3"><text:bookmark-start text:name="__RefHeading___Toc187_2670804901"/>Hiérarchie des processus<text:bookmark-end text:name="__RefHeading___Toc187_2670804901"/></text:h>
      <text:p text:style-name="Text_20_body">L’existence de relations parent–enfant entre processus entraîne une <text:span text:style-name="Strong_20_Emphasis">hiérarchie</text:span>, organisée sous forme d’arborescence. Tous les processus descendent du processus initial <text:span text:style-name="Source_20_Text">systemd</text:span>. Cette hiérarchie peut être visualisée à l’aide de la commande suivante :</text:p>
      <text:p text:style-name="P11"><text:span text:style-name="Source_20_Text">ps -axfo ppid,pid,comm</text:span></text:p>
      <text:p text:style-name="Text_20_body">Les options utilisées ont les significations suivantes :</text:p>
      <text:list text:style-name="L3">
        <text:list-item>
          <text:p text:style-name="P26"><text:span text:style-name="Source_20_Text">a</text:span> affiche les processus de tous les utilisateurs,</text:p>
        </text:list-item>
        <text:list-item>
          <text:p text:style-name="P26"><text:span text:style-name="Source_20_Text">x</text:span> inclut les processus non liés à un terminal,</text:p>
        </text:list-item>
        <text:list-item>
          <text:p text:style-name="P26"><text:span text:style-name="Source_20_Text">f</text:span> affiche les processus sous forme d’arbre,</text:p>
        </text:list-item>
        <text:list-item>
          <text:p text:style-name="P26"><text:span text:style-name="Source_20_Text">-o</text:span> permet de choisir les colonnes affichées.</text:p>
        </text:list-item>
      </text:list>
      <text:p text:style-name="Text_20_body">Cette représentation montre clairement comment les processus sont liés entre eux, par exemple un shell lancé par un terminal, puis les commandes exécutées depuis ce shell.</text:p>
      <text:h text:style-name="Heading_20_3" text:outline-level="3"><text:bookmark-start text:name="__RefHeading___Toc189_2670804901"/><text:soft-page-break/>Influence du type de terminal<text:bookmark-end text:name="__RefHeading___Toc189_2670804901"/></text:h>
      <text:p text:style-name="Text_20_body">La hiérarchie observée dépend du type de terminal utilisé. Sur un terminal texte accessible via les combinaisons de touches comme <text:span text:style-name="Source_20_Text">Ctrl+F1</text:span> à <text:span text:style-name="Source_20_Text">Ctrl+F6</text:span>, la hiérarchie est généralement plus simple. En revanche, dans un terminal ouvert depuis l’interface graphique, des processus intermédiaires supplémentaires apparaissent, liés au gestionnaire graphique et aux émulateurs de terminal.</text:p>
      <text:p text:style-name="Text_20_body">Les processus constituent un élément fondamental du fonctionnement d’un système d’exploitation. Comprendre leur identification, leur création et leur hiérarchie permet de mieux appréhender la gestion des ressources et l’exécution des programmes sous Linux.</text:p>
      <text:h text:style-name="Heading_20_2" text:outline-level="2"><text:bookmark-start text:name="__RefHeading___Toc191_2670804901"/>L’ordonnanceur du système d’exploitation – <text:span text:style-name="T15">09</text:span><text:bookmark-end text:name="__RefHeading___Toc191_2670804901"/></text:h>
      <text:p text:style-name="Text_20_body"/>
      <text:p text:style-name="Text_20_body">L’<text:span text:style-name="Strong_20_Emphasis">ordonnanceur</text:span> (<text:span text:style-name="Emphasis">scheduler</text:span>) est une composante essentielle du noyau. Son rôle est d’attribuer le <text:span text:style-name="Strong_20_Emphasis">processeur (CPU)</text:span> aux différents processus du système. Un processeur ne peut exécuter qu’un seul processus à la fois, alors que plusieurs processus coexistent en permanence. L’ordonnanceur doit donc organiser l’accès au CPU de manière à donner l’illusion que tous les processus progressent simultanément. Sur un processeur multi-cœur, ce principe s’applique indépendamment à chaque cœur.</text:p>
      <text:h text:style-name="Heading_20_3" text:outline-level="3"><text:bookmark-start text:name="__RefHeading___Toc193_2670804901"/>Techniques de partage du processeur<text:bookmark-end text:name="__RefHeading___Toc193_2670804901"/></text:h>
      <text:p text:style-name="Text_20_body">Une première approche est la <text:span text:style-name="Strong_20_Emphasis">multiprogrammation pure</text:span>. Dans ce cas, l’ordonnanceur n’intervient que lorsqu’un processus se bloque ou lorsqu’une interruption matérielle survient, généralement à cause d’entrées-sorties. Cette méthode pose problème pour les processus de calcul intensif, qui utilisent peu ou pas d’entrées-sorties et risquent donc de monopoliser le processeur, empêchant les autres processus de progresser correctement.</text:p>
      <text:p text:style-name="Text_20_body">Pour résoudre ce problème, les systèmes modernes utilisent le <text:span text:style-name="Strong_20_Emphasis">time slicing</text:span>. L’ordonnanceur est alors appelé régulièrement grâce à une interruption d’horloge. Chaque processus élu reçoit le CPU pour une durée limitée appelée <text:span text:style-name="Strong_20_Emphasis">quantum</text:span>. Lorsque ce quantum est écoulé, le processus peut être interrompu, même s’il n’a pas volontairement rendu la main. Cette technique permet la <text:span text:style-name="Strong_20_Emphasis">préemption</text:span> et garantit un partage plus équitable du processeur, particulièrement important pour les systèmes interactifs.</text:p>
      <text:h text:style-name="Heading_20_3" text:outline-level="3"><text:bookmark-start text:name="__RefHeading___Toc195_2670804901"/>États des processus<text:bookmark-end text:name="__RefHeading___Toc195_2670804901"/></text:h>
      <text:p text:style-name="Text_20_body">Pour prendre ses décisions, l’ordonnanceur doit connaître l’<text:span text:style-name="Strong_20_Emphasis">état</text:span> de chaque processus. Les trois états principaux sont l’état <text:span text:style-name="Strong_20_Emphasis">élu</text:span> (<text:span text:style-name="Emphasis">running</text:span>), dans lequel le processus utilise le CPU, l’état <text:span text:style-name="Strong_20_Emphasis">prêt</text:span> (<text:span text:style-name="Emphasis">ready</text:span>), dans lequel le processus attend de pouvoir être exécuté, et l’état <text:span text:style-name="Strong_20_Emphasis">bloqué</text:span> (<text:span text:style-name="Emphasis">blocked</text:span>), dans lequel le processus attend une ressource indisponible, comme la fin d’une lecture disque.</text:p>
      <text:p text:style-name="Text_20_body">L’état des processus peut être observé à l’aide de la commande suivante :</text:p>
      <text:p text:style-name="P11"><text:span text:style-name="Source_20_Text">ps -o pid,stat,comm</text:span></text:p>
      <text:p text:style-name="Text_20_body"><text:soft-page-break/>Dans cet affichage, l’état <text:span text:style-name="Source_20_Text">R</text:span> indique un processus en cours d’exécution ou prêt à s’exécuter, tandis que l’état <text:span text:style-name="Source_20_Text">S</text:span> indique un processus en sommeil interruptible, généralement en attente d’un événement.</text:p>
      <text:h text:style-name="Heading_20_3" text:outline-level="3"><text:bookmark-start text:name="__RefHeading___Toc197_2670804901"/>Transitions entre états<text:bookmark-end text:name="__RefHeading___Toc197_2670804901"/></text:h>
      <text:p text:style-name="Text_20_body">Les processus changent d’état selon différentes transitions. Un processus passe de l’état élu à l’état prêt lorsqu’il a épuisé son quantum de temps processeur. Il passe de l’état prêt à l’état élu lorsqu’il est sélectionné par l’ordonnanceur. Un processus élu devient bloqué lorsqu’il demande une ressource indisponible. Enfin, un processus bloqué redevient prêt lorsque la ressource devient disponible, souvent suite à une interruption matérielle.</text:p>
      <text:p text:style-name="Text_20_body">Certaines transitions directes sont impossibles. Par exemple, un processus prêt ne peut pas devenir bloqué sans avoir été élu, puisqu’il ne s’exécute pas encore.</text:p>
      <text:h text:style-name="Heading_20_3" text:outline-level="3"><text:bookmark-start text:name="__RefHeading___Toc199_2670804901"/>Le contexte d’exécution<text:bookmark-end text:name="__RefHeading___Toc199_2670804901"/></text:h>
      <text:p text:style-name="Text_20_body">Pour pouvoir interrompre et reprendre l’exécution des processus, le noyau doit gérer leur <text:span text:style-name="Strong_20_Emphasis">contexte d’exécution</text:span>. Ce contexte correspond à l’état du processeur à un instant donné : registres, pointeurs mémoire, compteur d’instructions, etc. Lorsqu’un processus perd le CPU, son contexte est sauvegardé dans la <text:span text:style-name="Strong_20_Emphasis">table des processus</text:span>. Lorsqu’il est à nouveau élu, ce contexte est restauré afin que l’exécution reprenne exactement au même point.</text:p>
      <text:p text:style-name="Text_20_body">Les changements de contexte ont un coût en temps. Si le processeur passe trop de temps à sauvegarder et restaurer des contextes, l’<text:span text:style-name="Strong_20_Emphasis">efficacité du CPU</text:span> diminue. Par exemple, si la moitié du temps processeur est consacrée aux changements de contexte, l’efficacité n’est que de 50 %.</text:p>
      <text:h text:style-name="Heading_20_3" text:outline-level="3"><text:bookmark-start text:name="__RefHeading___Toc201_2670804901"/>Algorithmes d’ordonnancement<text:bookmark-end text:name="__RefHeading___Toc201_2670804901"/></text:h>
      <text:p text:style-name="Text_20_body">Le choix du prochain processus à exécuter repose sur un <text:span text:style-name="Strong_20_Emphasis">algorithme d’ordonnancement</text:span>. Cet algorithme doit satisfaire plusieurs critères, comme l’équité entre les processus, de bons temps de réponse pour l’utilisateur, un rendement correct du système et un équilibre global des ressources. Il n’existe pas de solution universelle parfaite, chaque algorithme favorisant certains aspects au détriment d’autres.</text:p>
      <text:h text:style-name="Heading_20_3" text:outline-level="3"><text:bookmark-start text:name="__RefHeading___Toc203_2670804901"/>Le tourniquet (Round Robin)<text:bookmark-end text:name="__RefHeading___Toc203_2670804901"/></text:h>
      <text:p text:style-name="Text_20_body">L’algorithme du <text:span text:style-name="Strong_20_Emphasis">tourniquet</text:span> repose sur une file de processus prêts. Chaque processus reçoit le CPU à tour de rôle pour un quantum de temps déterminé. Lorsqu’un processus devient prêt, il est placé en fin de file. Il perd le CPU lorsqu’il se termine, lorsqu’il se bloque pour une entrée-sortie ou lorsqu’il a épuisé son quantum.</text:p>
      <text:p text:style-name="Text_20_body">Le principal défi de cet algorithme est le choix de la durée du quantum. Un quantum trop long détériore les temps de réponse, tandis qu’un quantum trop court augmente le nombre de changements de contexte et réduit l’efficacité du CPU.</text:p>
      <text:h text:style-name="Heading_20_3" text:outline-level="3"><text:bookmark-start text:name="__RefHeading___Toc205_2670804901"/><text:soft-page-break/>Ordonnancement par priorité<text:bookmark-end text:name="__RefHeading___Toc205_2670804901"/></text:h>
      <text:p text:style-name="Text_20_body">Dans un <text:span text:style-name="Strong_20_Emphasis">ordonnancement par priorité</text:span>, chaque processus se voit attribuer une priorité. L’ordonnanceur sélectionne toujours le processus prêt ayant la priorité la plus élevée. Si les priorités sont <text:span text:style-name="Strong_20_Emphasis">statiques</text:span>, elles ne changent jamais, ce qui peut conduire à la <text:span text:style-name="Strong_20_Emphasis">famine</text:span> des processus de faible priorité.</text:p>
      <text:p text:style-name="Text_20_body">Pour éviter ce problème, on utilise des <text:span text:style-name="Strong_20_Emphasis">priorités dynamiques</text:span>. L’idée est de favoriser les processus qui se bloquent souvent, par exemple pour des entrées-sorties. Un processus qui utilise peu son quantum reçoit une priorité plus élevée qu’un processus qui consomme tout son temps processeur pour des calculs.</text:p>
      <text:h text:style-name="Heading_20_3" text:outline-level="3"><text:bookmark-start text:name="__RefHeading___Toc207_2670804901"/>Files multiples et classes de processus<text:bookmark-end text:name="__RefHeading___Toc207_2670804901"/></text:h>
      <text:p text:style-name="Text_20_body">Une approche plus avancée consiste à classer les processus en différentes <text:span text:style-name="Strong_20_Emphasis">classes</text:span> selon leur comportement. Les processus orientés calcul reçoivent des quanta longs mais des priorités faibles, tandis que les processus orientés entrées-sorties reçoivent des quanta courts mais des priorités élevées. Chaque classe est gérée par un algorithme de type tourniquet, et un processus d’une classe inférieure n’est élu que s’il n’existe aucun processus prêt dans une classe supérieure.</text:p>
      <text:p text:style-name="Text_20_body">La classe d’un processus peut être ajustée dynamiquement en fonction de son comportement, ce qui permet un bon compromis entre réactivité et rendement.</text:p>
      <text:h text:style-name="Heading_20_3" text:outline-level="3"><text:bookmark-start text:name="__RefHeading___Toc209_2670804901"/>Conclusion<text:bookmark-end text:name="__RefHeading___Toc209_2670804901"/></text:h>
      <text:p text:style-name="Text_20_body">L’ordonnanceur joue un rôle stratégique dans un système d’exploitation. Il conditionne les performances, la réactivité et l’équité du système. Les systèmes modernes ont évolué de la mono-programmation vers le <text:span text:style-name="Strong_20_Emphasis">temps partagé</text:span>, en utilisant le time slicing et des algorithmes sophistiqués pour répondre aux exigences des environnements interactifs et, dans certains cas, temps réel.</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5"/><text:page-number text:select-page="current">25</text:page-number><text:bookmark-end text:name="PageNumWizard_FOOTER_Default Page Style1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2T23:43:29.675361118</meta:creation-date>
    <meta:generator>LibreOffice/24.2.7.2$Linux_X86_64 LibreOffice_project/420$Build-2</meta:generator>
    <dc:date>2026-01-03T01:51:32.718439384</dc:date>
    <meta:editing-duration>PT1H50M37S</meta:editing-duration>
    <meta:editing-cycles>21</meta:editing-cycles>
    <meta:document-statistic meta:table-count="0" meta:image-count="0" meta:object-count="0" meta:page-count="25" meta:paragraph-count="492" meta:word-count="7645" meta:character-count="48992" meta:non-whitespace-character-count="41841"/>
  </office:meta>
</office:document-meta>
</file>